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MT" svg:font-family="ArialM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0000" fo:wrap-option="wrap"/>
    </style:style>
    <style:style style:name="ce3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 fo:wrap-option="wrap"/>
    </style:style>
    <style:style style:name="ce1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4ea6b"/>
    </style:style>
    <style:style style:name="ce7" style:family="table-cell" style:parent-style-name="Default">
      <style:table-cell-properties fo:background-color="#b7b3ca"/>
    </style:style>
    <style:style style:name="ce8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7d1d5"/>
      <style:text-properties fo:color="#000000"/>
    </style:style>
    <style:style style:name="ce18" style:family="table-cell" style:parent-style-name="Default">
      <style:table-cell-properties fo:background-color="#f7d1d5"/>
    </style:style>
    <style:style style:name="ce31" style:family="table-cell" style:parent-style-name="Default">
      <style:table-cell-properties fo:background-color="#ff3838"/>
      <style:text-properties fo:color="#000000"/>
    </style:style>
    <style:style style:name="ce32" style:family="table-cell" style:parent-style-name="Default">
      <style:table-cell-properties fo:background-color="#ff3838"/>
    </style:style>
    <style:style style:name="ce19" style:family="table-cell" style:parent-style-name="Default">
      <style:table-cell-properties fo:background-color="#e0c2cd"/>
    </style:style>
    <style:style style:name="ce20" style:family="table-cell" style:parent-style-name="Default">
      <style:table-cell-properties fo:background-color="#bbe33d"/>
    </style:style>
    <style:style style:name="ce22" style:family="table-cell" style:parent-style-name="Default">
      <style:table-cell-properties fo:background-color="#ea7500"/>
    </style:style>
    <style:style style:name="ce23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24" style:family="table-cell" style:parent-style-name="Default">
      <style:table-cell-properties fo:background-color="#eeeeee"/>
    </style:style>
    <style:style style:name="ce43" style:family="table-cell" style:parent-style-name="Default">
      <style:table-cell-properties fo:background-color="#81d41a"/>
    </style:style>
    <style:style style:name="ce44" style:family="table-cell" style:parent-style-name="Default" style:data-style-name="N11">
      <style:table-cell-properties fo:background-color="#ff4000"/>
    </style:style>
    <style:style style:name="ce45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Ex 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Distribution / vale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28" calcext:value-type="float">
            <text:p>0,28</text:p>
          </table:table-cell>
          <table:table-cell office:value-type="float" office:value="0.43" calcext:value-type="float">
            <text:p>0,43</text:p>
          </table:table-cell>
          <table:table-cell office:value-type="float" office:value="0.21" calcext:value-type="float">
            <text:p>0,2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office:value-type="string" calcext:value-type="string">
            <text:p>somme KL</text:p>
          </table:table-cell>
          <table:table-cell/>
        </table:table-row>
        <table:table-row table:style-name="ro1">
          <table:table-cell office:value-type="string" calcext:value-type="string">
            <text:p>B(4, p); p=0.2</text:p>
          </table:table-cell>
          <table:table-cell table:number-columns-repeated="2" office:value-type="float" office:value="0.4096" calcext:value-type="float">
            <text:p>0,4096</text:p>
          </table:table-cell>
          <table:table-cell office:value-type="float" office:value="0.1536" calcext:value-type="float">
            <text:p>0,1536</text:p>
          </table:table-cell>
          <table:table-cell office:value-type="float" office:value="0.0256" calcext:value-type="float">
            <text:p>0,0256</text:p>
          </table:table-cell>
          <table:table-cell office:value-type="float" office:value="0.0016" calcext:value-type="float">
            <text:p>0,0016</text:p>
          </table:table-cell>
          <table:table-cell table:formula="of:=-LN([.B3]/[.B$2])*[.B$2]" office:value-type="float" office:value="-0.106509611755694" calcext:value-type="float">
            <text:p>-0,106509611755694</text:p>
          </table:table-cell>
          <table:table-cell table:formula="of:=-LN([.C3]/[.C$2])*[.C$2]" office:value-type="float" office:value="0.0208997780337933" calcext:value-type="float">
            <text:p>0,0208997780337933</text:p>
          </table:table-cell>
          <table:table-cell table:formula="of:=-LN([.D3]/[.D$2])*[.D$2]" office:value-type="float" office:value="0.0656786991008184" calcext:value-type="float">
            <text:p>0,0656786991008184</text:p>
          </table:table-cell>
          <table:table-cell table:formula="of:=-LN([.E3]/[.E$2])*[.E$2]" office:value-type="float" office:value="0.070413202339469" calcext:value-type="float">
            <text:p>0,070413202339469</text:p>
          </table:table-cell>
          <table:table-cell table:formula="of:=-LN([.F3]/[.F$2])*[.F$2]" office:value-type="float" office:value="0.0183258146374831" calcext:value-type="float">
            <text:p>0,0183258146374831</text:p>
          </table:table-cell>
          <table:table-cell table:formula="of:=SUM([.G3:.K3])" office:value-type="float" office:value="0.0688078823558702" calcext:value-type="float">
            <text:p>0,0688078823558702</text:p>
          </table:table-cell>
          <table:table-cell/>
        </table:table-row>
        <table:table-row table:style-name="ro1">
          <table:table-cell office:value-type="string" calcext:value-type="string">
            <text:p>B(4, p); p=0.25</text:p>
          </table:table-cell>
          <table:table-cell office:value-type="float" office:value="0.3164063" calcext:value-type="float">
            <text:p>0,316406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2109375" calcext:value-type="float">
            <text:p>0,2109375</text:p>
          </table:table-cell>
          <table:table-cell office:value-type="float" office:value="0.046875" calcext:value-type="float">
            <text:p>0,046875</text:p>
          </table:table-cell>
          <table:table-cell office:value-type="float" office:value="0.00390625" calcext:value-type="float">
            <text:p>0,00390625</text:p>
          </table:table-cell>
          <table:table-cell table:formula="of:=-LN([.B4]/[.B$2])*[.B$2]" office:value-type="float" office:value="-0.0342265123285239" calcext:value-type="float">
            <text:p>-0,0342265123285239</text:p>
          </table:table-cell>
          <table:table-cell table:formula="of:=-LN([.C4]/[.C$2])*[.C$2]" office:value-type="float" office:value="0.00820274323614997" calcext:value-type="float">
            <text:p>0,00820274323614997</text:p>
          </table:table-cell>
          <table:table-cell table:formula="of:=-LN([.D4]/[.D$2])*[.D$2]" office:value-type="float" office:value="-0.000935413573369879" calcext:value-type="float">
            <text:p>-0,000935413573369879</text:p>
          </table:table-cell>
          <table:table-cell table:formula="of:=-LN([.E4]/[.E$2])*[.E$2]" office:value-type="float" office:value="0.0280707530431149" calcext:value-type="float">
            <text:p>0,0280707530431149</text:p>
          </table:table-cell>
          <table:table-cell table:formula="of:=-LN([.F4]/[.F$2])*[.F$2]" office:value-type="float" office:value="0.00940007258491471" calcext:value-type="float">
            <text:p>0,00940007258491471</text:p>
          </table:table-cell>
          <table:table-cell table:formula="of:=SUM([.G4:.K4])" office:value-type="float" office:value="0.0105116429622858" calcext:value-type="float">
            <text:p>0,0105116429622858</text:p>
          </table:table-cell>
          <table:table-cell/>
        </table:table-row>
        <table:table-row table:style-name="ro1">
          <table:table-cell office:value-type="string" calcext:value-type="string">
            <text:p>B(4, p); p=0.3</text:p>
          </table:table-cell>
          <table:table-cell office:value-type="float" office:value="0.2401" calcext:value-type="float">
            <text:p>0,2401</text:p>
          </table:table-cell>
          <table:table-cell office:value-type="float" office:value="0.4116" calcext:value-type="float">
            <text:p>0,4116</text:p>
          </table:table-cell>
          <table:table-cell office:value-type="float" office:value="0.2646" calcext:value-type="float">
            <text:p>0,2646</text:p>
          </table:table-cell>
          <table:table-cell office:value-type="float" office:value="0.0756" calcext:value-type="float">
            <text:p>0,0756</text:p>
          </table:table-cell>
          <table:table-cell office:value-type="float" office:value="0.0081" calcext:value-type="float">
            <text:p>0,0081</text:p>
          </table:table-cell>
          <table:table-cell table:formula="of:=-LN([.B5]/[.B$2])*[.B$2]" office:value-type="float" office:value="0.0430455479837718" calcext:value-type="float">
            <text:p>0,0430455479837718</text:p>
          </table:table-cell>
          <table:table-cell table:formula="of:=-LN([.C5]/[.C$2])*[.C$2]" office:value-type="float" office:value="0.0188052780329168" calcext:value-type="float">
            <text:p>0,0188052780329168</text:p>
          </table:table-cell>
          <table:table-cell table:formula="of:=-LN([.D5]/[.D$2])*[.D$2]" office:value-type="float" office:value="-0.0485334614023112" calcext:value-type="float">
            <text:p>-0,0485334614023112</text:p>
          </table:table-cell>
          <table:table-cell table:formula="of:=-LN([.E5]/[.E$2])*[.E$2]" office:value-type="float" office:value="-0.00538727287952897" calcext:value-type="float">
            <text:p>-0,00538727287952897</text:p>
          </table:table-cell>
          <table:table-cell table:formula="of:=-LN([.F5]/[.F$2])*[.F$2]" office:value-type="float" office:value="0.00210721031315653" calcext:value-type="float">
            <text:p>0,00210721031315653</text:p>
          </table:table-cell>
          <table:table-cell table:formula="of:=SUM([.G5:.K5])" office:value-type="float" office:value="0.010037302048005" calcext:value-type="float">
            <text:p>0,010037302048005</text:p>
          </table:table-cell>
          <table:table-cell office:value-type="string" calcext:value-type="string">
            <text:p>le mieux</text:p>
          </table:table-cell>
        </table:table-row>
        <table:table-row table:style-name="ro1">
          <table:table-cell office:value-type="string" calcext:value-type="string">
            <text:p>B(4, p); p=0.35</text:p>
          </table:table-cell>
          <table:table-cell office:value-type="float" office:value="0.1785063" calcext:value-type="float">
            <text:p>0,1785063</text:p>
          </table:table-cell>
          <table:table-cell office:value-type="float" office:value="0.384475" calcext:value-type="float">
            <text:p>0,384475</text:p>
          </table:table-cell>
          <table:table-cell office:value-type="float" office:value="0.3105375" calcext:value-type="float">
            <text:p>0,3105375</text:p>
          </table:table-cell>
          <table:table-cell office:value-type="float" office:value="0.111475" calcext:value-type="float">
            <text:p>0,111475</text:p>
          </table:table-cell>
          <table:table-cell office:value-type="float" office:value="0.01500625" calcext:value-type="float">
            <text:p>0,01500625</text:p>
          </table:table-cell>
          <table:table-cell table:formula="of:=-LN([.B6]/[.B$2])*[.B$2]" office:value-type="float" office:value="0.126046398367325" calcext:value-type="float">
            <text:p>0,126046398367325</text:p>
          </table:table-cell>
          <table:table-cell table:formula="of:=-LN([.C6]/[.C$2])*[.C$2]" office:value-type="float" office:value="0.0481197697854969" calcext:value-type="float">
            <text:p>0,0481197697854969</text:p>
          </table:table-cell>
          <table:table-cell table:formula="of:=-LN([.D6]/[.D$2])*[.D$2]" office:value-type="float" office:value="-0.0821513986251965" calcext:value-type="float">
            <text:p>-0,0821513986251965</text:p>
          </table:table-cell>
          <table:table-cell table:formula="of:=-LN([.E6]/[.E$2])*[.E$2]" office:value-type="float" office:value="-0.0325713575924927" calcext:value-type="float">
            <text:p>-0,0325713575924927</text:p>
          </table:table-cell>
          <table:table-cell table:formula="of:=-LN([.F6]/[.F$2])*[.F$2]" office:value-type="float" office:value="-0.00405881687993381" calcext:value-type="float">
            <text:p>-0,00405881687993381</text:p>
          </table:table-cell>
          <table:table-cell table:formula="of:=SUM([.G6:.K6])" office:value-type="float" office:value="0.0553845950551988" calcext:value-type="float">
            <text:p>0,0553845950551988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([.B$2]-[.B3])^2/[.B$2]" office:value-type="float" office:value="0.0599862857142857" calcext:value-type="float">
            <text:p>0,0599862857142857</text:p>
          </table:table-cell>
          <table:table-cell table:formula="of:=([.C$2]-[.C3])^2/[.C$2]" office:value-type="float" office:value="0.00096781395348837" calcext:value-type="float">
            <text:p>0,00096781395348837</text:p>
          </table:table-cell>
          <table:table-cell table:formula="of:=([.D$2]-[.D3])^2/[.D$2]" office:value-type="float" office:value="0.0151474285714286" calcext:value-type="float">
            <text:p>0,0151474285714286</text:p>
          </table:table-cell>
          <table:table-cell table:formula="of:=([.E$2]-[.E3])^2/[.E$2]" office:value-type="float" office:value="0.0281622857142857" calcext:value-type="float">
            <text:p>0,0281622857142857</text:p>
          </table:table-cell>
          <table:table-cell table:formula="of:=([.F$2]-[.F3])^2/[.F$2]" office:value-type="float" office:value="0.007056" calcext:value-type="float">
            <text:p>0,007056</text:p>
          </table:table-cell>
          <table:table-cell table:formula="of:=SUM([.G8:.K8])" office:value-type="float" office:value="0.111319813953488" calcext:value-type="float">
            <text:p>0,111319813953488</text:p>
          </table:table-cell>
          <table:table-cell/>
        </table:table-row>
        <table:table-row table:style-name="ro1">
          <table:table-cell table:number-columns-repeated="6"/>
          <table:table-cell table:formula="of:=([.B$2]-[.B4])^2/[.B$2]" office:value-type="float" office:value="0.00473363814174999" calcext:value-type="float">
            <text:p>0,00473363814174999</text:p>
          </table:table-cell>
          <table:table-cell table:formula="of:=([.C$2]-[.C4])^2/[.C$2]" office:value-type="float" office:value="0.000153524709302325" calcext:value-type="float">
            <text:p>0,000153524709302325</text:p>
          </table:table-cell>
          <table:table-cell table:formula="of:=([.D$2]-[.D4])^2/[.D$2]" office:value-type="float" office:value="0.00000418526785714293" calcext:value-type="float">
            <text:p>4,18526785714293E-06</text:p>
          </table:table-cell>
          <table:table-cell table:formula="of:=([.E$2]-[.E4])^2/[.E$2]" office:value-type="float" office:value="0.00763950892857143" calcext:value-type="float">
            <text:p>0,00763950892857143</text:p>
          </table:table-cell>
          <table:table-cell table:formula="of:=([.F$2]-[.F4])^2/[.F$2]" office:value-type="float" office:value="0.00371337890625" calcext:value-type="float">
            <text:p>0,00371337890625</text:p>
          </table:table-cell>
          <table:table-cell table:formula="of:=SUM([.G9:.K9])" office:value-type="float" office:value="0.0162442359537309" calcext:value-type="float">
            <text:p>0,0162442359537309</text:p>
          </table:table-cell>
          <table:table-cell office:value-type="string" calcext:value-type="string">
            <text:p>le mieux</text:p>
          </table:table-cell>
        </table:table-row>
        <table:table-row table:style-name="ro1">
          <table:table-cell table:number-columns-repeated="6"/>
          <table:table-cell table:formula="of:=([.B$2]-[.B5])^2/[.B$2]" office:value-type="float" office:value="0.00568575000000001" calcext:value-type="float">
            <text:p>0,00568575000000001</text:p>
          </table:table-cell>
          <table:table-cell table:formula="of:=([.C$2]-[.C5])^2/[.C$2]" office:value-type="float" office:value="0.0007873488372093" calcext:value-type="float">
            <text:p>0,0007873488372093</text:p>
          </table:table-cell>
          <table:table-cell table:formula="of:=([.D$2]-[.D5])^2/[.D$2]" office:value-type="float" office:value="0.014196" calcext:value-type="float">
            <text:p>0,014196</text:p>
          </table:table-cell>
          <table:table-cell table:formula="of:=([.E$2]-[.E5])^2/[.E$2]" office:value-type="float" office:value="0.000447999999999999" calcext:value-type="float">
            <text:p>0,000447999999999999</text:p>
          </table:table-cell>
          <table:table-cell table:formula="of:=([.F$2]-[.F5])^2/[.F$2]" office:value-type="float" office:value="0.000361" calcext:value-type="float">
            <text:p>0,000361</text:p>
          </table:table-cell>
          <table:table-cell table:formula="of:=SUM([.G10:.K10])" office:value-type="float" office:value="0.0214780988372093" calcext:value-type="float">
            <text:p>0,0214780988372093</text:p>
          </table:table-cell>
          <table:table-cell/>
        </table:table-row>
        <table:table-row table:style-name="ro1">
          <table:table-cell table:number-columns-repeated="6"/>
          <table:table-cell table:formula="of:=([.B$2]-[.B6])^2/[.B$2]" office:value-type="float" office:value="0.03678918264175" calcext:value-type="float">
            <text:p>0,03678918264175</text:p>
          </table:table-cell>
          <table:table-cell table:formula="of:=([.C$2]-[.C6])^2/[.C$2]" office:value-type="float" office:value="0.00481982703488372" calcext:value-type="float">
            <text:p>0,00481982703488372</text:p>
          </table:table-cell>
          <table:table-cell table:formula="of:=([.D$2]-[.D6])^2/[.D$2]" office:value-type="float" office:value="0.048132328125" calcext:value-type="float">
            <text:p>0,048132328125</text:p>
          </table:table-cell>
          <table:table-cell table:formula="of:=([.E$2]-[.E6])^2/[.E$2]" office:value-type="float" office:value="0.0245739375" calcext:value-type="float">
            <text:p>0,0245739375</text:p>
          </table:table-cell>
          <table:table-cell table:formula="of:=([.F$2]-[.F6])^2/[.F$2]" office:value-type="float" office:value="0.00250625390625" calcext:value-type="float">
            <text:p>0,00250625390625</text:p>
          </table:table-cell>
          <table:table-cell table:formula="of:=SUM([.G11:.K11])" office:value-type="float" office:value="0.116821529207884" calcext:value-type="float">
            <text:p>0,116821529207884</text:p>
          </table:table-cell>
          <table:table-cell/>
        </table:table-row>
      </table:table>
      <table:table table:name="Ex 2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25" table:default-cell-style-name="Default"/>
        <table:table-row table:style-name="ro1">
          <table:table-cell office:value-type="string" calcext:value-type="string">
            <text:p>âge</text:p>
          </table:table-cell>
          <table:table-cell table:style-name="ce6" office:value-type="string" calcext:value-type="string">
            <text:p>15-29</text:p>
          </table:table-cell>
          <table:table-cell table:style-name="ce6" office:value-type="string" calcext:value-type="string">
            <text:p>30-39</text:p>
          </table:table-cell>
          <table:table-cell table:style-name="ce6" office:value-type="string" calcext:value-type="string">
            <text:p>40-49</text:p>
          </table:table-cell>
          <table:table-cell table:style-name="ce6" office:value-type="string" calcext:value-type="string">
            <text:p>50-59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âge</text:p>
          </table:table-cell>
          <table:table-cell table:style-name="ce6" office:value-type="string" calcext:value-type="string">
            <text:p>15-29</text:p>
          </table:table-cell>
          <table:table-cell table:style-name="ce6" office:value-type="string" calcext:value-type="string">
            <text:p>30-39</text:p>
          </table:table-cell>
          <table:table-cell table:style-name="ce6" office:value-type="string" calcext:value-type="string">
            <text:p>40-49</text:p>
          </table:table-cell>
          <table:table-cell table:style-name="ce6" office:value-type="string" calcext:value-type="string">
            <text:p>50-59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F</text:p>
          </table:table-cell>
          <table:table-cell table:number-columns-repeated="4"/>
          <table:table-cell table:style-name="ce31" office:value-type="string" calcext:value-type="string">
            <text:p>%F</text:p>
          </table:table-cell>
          <table:table-cell table:style-name="ce31" table:formula="of:=SUM([.Q3:.Q8])" office:value-type="float" office:value="0.658881760674487" calcext:value-type="float">
            <text:p>0,658881760674487</text:p>
          </table:table-cell>
          <table:table-cell/>
          <table:table-cell table:style-name="ce8" office:value-type="string" calcext:value-type="string">
            <text:p>I(C ,AxS)</text:p>
          </table:table-cell>
          <table:table-cell table:number-columns-repeated="7"/>
          <table:table-cell table:style-name="ce20" office:value-type="string" calcext:value-type="string">
            <text:p>I(S,(AxC))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griculteurs</text:p>
          </table:table-cell>
          <table:table-cell office:value-type="float" office:value="27.8" calcext:value-type="float">
            <text:p>27,8</text:p>
          </table:table-cell>
          <table:table-cell office:value-type="float" office:value="70" calcext:value-type="float">
            <text:p>70</text:p>
          </table:table-cell>
          <table:table-cell office:value-type="float" office:value="119.6" calcext:value-type="float">
            <text:p>119,6</text:p>
          </table:table-cell>
          <table:table-cell office:value-type="float" office:value="187.1" calcext:value-type="float">
            <text:p>187,1</text:p>
          </table:table-cell>
          <table:table-cell office:value-type="float" office:value="76.9" calcext:value-type="float">
            <text:p>76,9</text:p>
          </table:table-cell>
          <table:table-cell table:style-name="ce7" table:formula="of:=SUM([.B3:.F3])" office:value-type="float" office:value="481.4" calcext:value-type="float">
            <text:p>481,4</text:p>
          </table:table-cell>
          <table:table-cell table:number-columns-repeated="3"/>
          <table:table-cell table:style-name="ce1" office:value-type="string" calcext:value-type="string">
            <text:p>Agriculteurs</text:p>
          </table:table-cell>
          <table:table-cell table:formula="of:=[.B3]/[.$G$18]" office:value-type="float" office:value="0.000691807309267729" calcext:value-type="float">
            <text:p>0,000691807309267729</text:p>
          </table:table-cell>
          <table:table-cell table:formula="of:=[.C3]/[.$G$18]" office:value-type="float" office:value="0.00174196085067414" calcext:value-type="float">
            <text:p>0,00174196085067414</text:p>
          </table:table-cell>
          <table:table-cell table:formula="of:=[.D3]/[.$G$18]" office:value-type="float" office:value="0.00297626453915181" calcext:value-type="float">
            <text:p>0,00297626453915181</text:p>
          </table:table-cell>
          <table:table-cell table:formula="of:=[.E3]/[.$G$18]" office:value-type="float" office:value="0.00465601250230188" calcext:value-type="float">
            <text:p>0,00465601250230188</text:p>
          </table:table-cell>
          <table:table-cell table:formula="of:=[.F3]/[.$G$18]" office:value-type="float" office:value="0.00191366842024059" calcext:value-type="float">
            <text:p>0,00191366842024059</text:p>
          </table:table-cell>
          <table:table-cell table:formula="of:=SUM([.L3:.P3])" office:value-type="float" office:value="0.0119797136216361" calcext:value-type="float">
            <text:p>0,0119797136216361</text:p>
          </table:table-cell>
          <table:table-cell table:number-columns-repeated="2"/>
          <table:table-cell table:formula="of:=[.L3]*LN([.L3]/(([.$Q3]+[.$Q11])*[.L$20]))" office:value-type="float" office:value="-0.000897297516751445" calcext:value-type="float">
            <text:p>-0,000897297516751445</text:p>
          </table:table-cell>
          <table:table-cell table:formula="of:=[.M3]*LN([.M3]/(([.$Q3]+[.$Q11])*[.M20]))" office:value-type="float" office:value="-0.00110529634324652" calcext:value-type="float">
            <text:p>-0,00110529634324652</text:p>
          </table:table-cell>
          <table:table-cell table:formula="of:=[.N3]*LN([.N3]/(([.$Q3]+[.$Q11])*[.N20]))" office:value-type="float" office:value="-0.000677227845305148" calcext:value-type="float">
            <text:p>-0,000677227845305148</text:p>
          </table:table-cell>
          <table:table-cell table:formula="of:=[.O3]*LN([.O3]/(([.$Q3]+[.$Q11])*[.O20]))" office:value-type="float" office:value="0.0015268809523723" calcext:value-type="float">
            <text:p>0,0015268809523723</text:p>
          </table:table-cell>
          <table:table-cell table:formula="of:=[.P3]*LN([.P3]/(([.$Q3]+[.$Q11])*[.P20]))" office:value-type="float" office:value="0.00179057226376734" calcext:value-type="float">
            <text:p>0,00179057226376734</text:p>
          </table:table-cell>
          <table:table-cell table:number-columns-repeated="3"/>
          <table:table-cell table:formula="of:=[.L3]*LN([.L3]/([.$Q$2]*[.L32]))" office:value-type="float" office:value="-0.000144585316662092" calcext:value-type="float">
            <text:p>-0,000144585316662092</text:p>
          </table:table-cell>
          <table:table-cell table:formula="of:=[.M3]*LN([.M3]/([.$Q$2]*[.M32]))" office:value-type="float" office:value="-0.000299898636777121" calcext:value-type="float">
            <text:p>-0,000299898636777121</text:p>
          </table:table-cell>
          <table:table-cell table:formula="of:=[.N3]*LN([.N3]/([.$Q$2]*[.N32]))" office:value-type="float" office:value="-0.00042525544537041" calcext:value-type="float">
            <text:p>-0,00042525544537041</text:p>
          </table:table-cell>
          <table:table-cell table:formula="of:=[.O3]*LN([.O3]/([.$Q$2]*[.O32]))" office:value-type="float" office:value="-0.000629857973404942" calcext:value-type="float">
            <text:p>-0,000629857973404942</text:p>
          </table:table-cell>
          <table:table-cell table:formula="of:=[.P3]*LN([.P3]/([.$Q$2]*[.P32]))" office:value-type="float" office:value="-0.0000579297351893836" calcext:value-type="float">
            <text:p>-5,79297351893836E-05</text:p>
          </table:table-cell>
          <table:table-cell/>
        </table:table-row>
        <table:table-row table:style-name="ro1">
          <table:table-cell table:style-name="ce1" office:value-type="string" calcext:value-type="string">
            <text:p>Artisans</text:p>
          </table:table-cell>
          <table:table-cell office:value-type="float" office:value="117.4" calcext:value-type="float">
            <text:p>117,4</text:p>
          </table:table-cell>
          <table:table-cell office:value-type="float" office:value="357.9" calcext:value-type="float">
            <text:p>357,9</text:p>
          </table:table-cell>
          <table:table-cell office:value-type="float" office:value="556.1" calcext:value-type="float">
            <text:p>556,1</text:p>
          </table:table-cell>
          <table:table-cell office:value-type="float" office:value="525.8" calcext:value-type="float">
            <text:p>525,8</text:p>
          </table:table-cell>
          <table:table-cell office:value-type="float" office:value="184.8" calcext:value-type="float">
            <text:p>184,8</text:p>
          </table:table-cell>
          <table:table-cell table:style-name="ce7" table:formula="of:=SUM([.B4:.F4])" office:value-type="float" office:value="1742" calcext:value-type="float">
            <text:p>1742</text:p>
          </table:table-cell>
          <table:table-cell table:number-columns-repeated="3"/>
          <table:table-cell table:style-name="ce1" office:value-type="string" calcext:value-type="string">
            <text:p>Artisans</text:p>
          </table:table-cell>
          <table:table-cell table:formula="of:=[.B4]/[.$G$18]" office:value-type="float" office:value="0.00292151719813063" calcext:value-type="float">
            <text:p>0,00292151719813063</text:p>
          </table:table-cell>
          <table:table-cell table:formula="of:=[.C4]/[.$G$18]" office:value-type="float" office:value="0.00890639697794677" calcext:value-type="float">
            <text:p>0,00890639697794677</text:p>
          </table:table-cell>
          <table:table-cell table:formula="of:=[.D4]/[.$G$18]" office:value-type="float" office:value="0.0138386347008556" calcext:value-type="float">
            <text:p>0,0138386347008556</text:p>
          </table:table-cell>
          <table:table-cell table:formula="of:=[.E4]/[.$G$18]" office:value-type="float" office:value="0.0130846145040637" calcext:value-type="float">
            <text:p>0,0130846145040637</text:p>
          </table:table-cell>
          <table:table-cell table:formula="of:=[.F4]/[.$G$18]" office:value-type="float" office:value="0.00459877664577973" calcext:value-type="float">
            <text:p>0,00459877664577973</text:p>
          </table:table-cell>
          <table:table-cell table:formula="of:=SUM([.L4:.P4])" office:value-type="float" office:value="0.0433499400267764" calcext:value-type="float">
            <text:p>0,0433499400267764</text:p>
          </table:table-cell>
          <table:table-cell table:number-columns-repeated="2"/>
          <table:table-cell table:formula="of:=[.L4]*LN([.L4]/(([.$Q4]+[.$Q12])*[.L$20]))" office:value-type="float" office:value="-0.003298917979905" calcext:value-type="float">
            <text:p>-0,003298917979905</text:p>
          </table:table-cell>
          <table:table-cell table:formula="of:=[.M4]*LN([.M4]/(([.$Q4]+[.$Q12])*[.M$20]))" office:value-type="float" office:value="-0.00245327676577556" calcext:value-type="float">
            <text:p>-0,00245327676577556</text:p>
          </table:table-cell>
          <table:table-cell table:formula="of:=[.N4]*LN([.N4]/(([.$Q4]+[.$Q12])*[.N$20]))" office:value-type="float" office:value="0.000505880521954536" calcext:value-type="float">
            <text:p>0,000505880521954536</text:p>
          </table:table-cell>
          <table:table-cell table:formula="of:=[.O4]*LN([.O4]/(([.$Q4]+[.$Q12])*[.O$20]))" office:value-type="float" office:value="0.00115822933975288" calcext:value-type="float">
            <text:p>0,00115822933975288</text:p>
          </table:table-cell>
          <table:table-cell table:formula="of:=[.P4]*LN([.P4]/(([.$Q4]+[.$Q12])*[.P$20]))" office:value-type="float" office:value="0.00248217518852057" calcext:value-type="float">
            <text:p>0,00248217518852057</text:p>
          </table:table-cell>
          <table:table-cell table:number-columns-repeated="3"/>
          <table:table-cell table:formula="of:=[.L4]*LN([.L4]/([.$Q$2]*[.L33]))" office:value-type="float" office:value="-0.000287398754306389" calcext:value-type="float">
            <text:p>-0,000287398754306389</text:p>
          </table:table-cell>
          <table:table-cell table:formula="of:=[.M4]*LN([.M4]/([.$Q$2]*[.M33]))" office:value-type="float" office:value="-0.00112460235010651" calcext:value-type="float">
            <text:p>-0,00112460235010651</text:p>
          </table:table-cell>
          <table:table-cell table:formula="of:=[.N4]*LN([.N4]/([.$Q$2]*[.N33]))" office:value-type="float" office:value="-0.00153920281632037" calcext:value-type="float">
            <text:p>-0,00153920281632037</text:p>
          </table:table-cell>
          <table:table-cell table:formula="of:=[.O4]*LN([.O4]/([.$Q$2]*[.O33]))" office:value-type="float" office:value="-0.00163885070938619" calcext:value-type="float">
            <text:p>-0,00163885070938619</text:p>
          </table:table-cell>
          <table:table-cell table:formula="of:=[.P4]*LN([.P4]/([.$Q$2]*[.P33]))" office:value-type="float" office:value="-0.000511908306061449" calcext:value-type="float">
            <text:p>-0,000511908306061449</text:p>
          </table:table-cell>
          <table:table-cell/>
        </table:table-row>
        <table:table-row table:style-name="ro1">
          <table:table-cell table:style-name="ce1" office:value-type="string" calcext:value-type="string">
            <text:p>Cadres</text:p>
          </table:table-cell>
          <table:table-cell office:value-type="float" office:value="564.9" calcext:value-type="float">
            <text:p>564,9</text:p>
          </table:table-cell>
          <table:table-cell office:value-type="float" office:value="1209" calcext:value-type="float">
            <text:p>1209</text:p>
          </table:table-cell>
          <table:table-cell office:value-type="float" office:value="1429.5" calcext:value-type="float">
            <text:p>1429,5</text:p>
          </table:table-cell>
          <table:table-cell office:value-type="float" office:value="1161.6" calcext:value-type="float">
            <text:p>1161,6</text:p>
          </table:table-cell>
          <table:table-cell office:value-type="float" office:value="360" calcext:value-type="float">
            <text:p>360</text:p>
          </table:table-cell>
          <table:table-cell table:style-name="ce7" table:formula="of:=SUM([.B5:.F5])" office:value-type="float" office:value="4725" calcext:value-type="float">
            <text:p>4725</text:p>
          </table:table-cell>
          <table:table-cell table:number-columns-repeated="3"/>
          <table:table-cell table:style-name="ce1" office:value-type="string" calcext:value-type="string">
            <text:p>Cadres</text:p>
          </table:table-cell>
          <table:table-cell table:formula="of:=[.B5]/[.$G$18]" office:value-type="float" office:value="0.0140576240649403" calcext:value-type="float">
            <text:p>0,0140576240649403</text:p>
          </table:table-cell>
          <table:table-cell table:formula="of:=[.C5]/[.$G$18]" office:value-type="float" office:value="0.0300861524066433" calcext:value-type="float">
            <text:p>0,0300861524066433</text:p>
          </table:table-cell>
          <table:table-cell table:formula="of:=[.D5]/[.$G$18]" office:value-type="float" office:value="0.0355733290862669" calcext:value-type="float">
            <text:p>0,0355733290862669</text:p>
          </table:table-cell>
          <table:table-cell table:formula="of:=[.E5]/[.$G$18]" office:value-type="float" office:value="0.0289065960591868" calcext:value-type="float">
            <text:p>0,0289065960591868</text:p>
          </table:table-cell>
          <table:table-cell table:formula="of:=[.F5]/[.$G$18]" office:value-type="float" office:value="0.008958655803467" calcext:value-type="float">
            <text:p>0,008958655803467</text:p>
          </table:table-cell>
          <table:table-cell table:formula="of:=SUM([.L5:.P5])" office:value-type="float" office:value="0.117582357420504" calcext:value-type="float">
            <text:p>0,117582357420504</text:p>
          </table:table-cell>
          <table:table-cell table:number-columns-repeated="2"/>
          <table:table-cell table:formula="of:=[.L5]*LN([.L5]/(([.$Q5]+[.$Q13])*[.L$20]))" office:value-type="float" office:value="-0.00686208162422636" calcext:value-type="float">
            <text:p>-0,00686208162422636</text:p>
          </table:table-cell>
          <table:table-cell table:formula="of:=[.M5]*LN([.M5]/(([.$Q5]+[.$Q13])*[.M$20]))" office:value-type="float" office:value="0.000355694877434134" calcext:value-type="float">
            <text:p>0,000355694877434134</text:p>
          </table:table-cell>
          <table:table-cell table:formula="of:=[.N5]*LN([.N5]/(([.$Q5]+[.$Q13])*[.N$20]))" office:value-type="float" office:value="0.00180235642175694" calcext:value-type="float">
            <text:p>0,00180235642175694</text:p>
          </table:table-cell>
          <table:table-cell table:formula="of:=[.O5]*LN([.O5]/(([.$Q5]+[.$Q13])*[.O$20]))" office:value-type="float" office:value="-0.00141267836125559" calcext:value-type="float">
            <text:p>-0,00141267836125559</text:p>
          </table:table-cell>
          <table:table-cell table:formula="of:=[.P5]*LN([.P5]/(([.$Q5]+[.$Q13])*[.P$20]))" office:value-type="float" office:value="0.0024775621377666" calcext:value-type="float">
            <text:p>0,0024775621377666</text:p>
          </table:table-cell>
          <table:table-cell table:number-columns-repeated="3"/>
          <table:table-cell table:formula="of:=[.L5]*LN([.L5]/([.$Q$2]*[.L34]))" office:value-type="float" office:value="-0.000375951279084632" calcext:value-type="float">
            <text:p>-0,000375951279084632</text:p>
          </table:table-cell>
          <table:table-cell table:formula="of:=[.M5]*LN([.M5]/([.$Q$2]*[.M34]))" office:value-type="float" office:value="-0.000958082168769026" calcext:value-type="float">
            <text:p>-0,000958082168769026</text:p>
          </table:table-cell>
          <table:table-cell table:formula="of:=[.N5]*LN([.N5]/([.$Q$2]*[.N34]))" office:value-type="float" office:value="-0.00180794462624252" calcext:value-type="float">
            <text:p>-0,00180794462624252</text:p>
          </table:table-cell>
          <table:table-cell table:formula="of:=[.O5]*LN([.O5]/([.$Q$2]*[.O34]))" office:value-type="float" office:value="-0.00186682632820369" calcext:value-type="float">
            <text:p>-0,00186682632820369</text:p>
          </table:table-cell>
          <table:table-cell table:formula="of:=[.P5]*LN([.P5]/([.$Q$2]*[.P34]))" office:value-type="float" office:value="-0.000840152538635147" calcext:value-type="float">
            <text:p>-0,000840152538635147</text:p>
          </table:table-cell>
          <table:table-cell/>
        </table:table-row>
        <table:table-row table:style-name="ro2">
          <table:table-cell table:style-name="ce2" office:value-type="string" calcext:value-type="string">
            <text:p>Professions intermédiaires</text:p>
          </table:table-cell>
          <table:table-cell office:value-type="float" office:value="1353.7" calcext:value-type="float">
            <text:p>1353,7</text:p>
          </table:table-cell>
          <table:table-cell office:value-type="float" office:value="1840.7" calcext:value-type="float">
            <text:p>1840,7</text:p>
          </table:table-cell>
          <table:table-cell office:value-type="float" office:value="1895" calcext:value-type="float">
            <text:p>1895</text:p>
          </table:table-cell>
          <table:table-cell office:value-type="float" office:value="1507.8" calcext:value-type="float">
            <text:p>1507,8</text:p>
          </table:table-cell>
          <table:table-cell office:value-type="float" office:value="256.2" calcext:value-type="float">
            <text:p>256,2</text:p>
          </table:table-cell>
          <table:table-cell table:style-name="ce7" table:formula="of:=SUM([.B6:.F6])" office:value-type="float" office:value="6853.4" calcext:value-type="float">
            <text:p>6853,4</text:p>
          </table:table-cell>
          <table:table-cell table:number-columns-repeated="3"/>
          <table:table-cell table:style-name="ce2" office:value-type="string" calcext:value-type="string">
            <text:p>Professions intermédiaires</text:p>
          </table:table-cell>
          <table:table-cell table:formula="of:=[.B6]/[.$G$18]" office:value-type="float" office:value="0.0336870343365369" calcext:value-type="float">
            <text:p>0,0336870343365369</text:p>
          </table:table-cell>
          <table:table-cell table:formula="of:=[.C6]/[.$G$18]" office:value-type="float" office:value="0.045806104826227" calcext:value-type="float">
            <text:p>0,045806104826227</text:p>
          </table:table-cell>
          <table:table-cell table:formula="of:=[.D6]/[.$G$18]" office:value-type="float" office:value="0.0471573687432499" calcext:value-type="float">
            <text:p>0,0471573687432499</text:p>
          </table:table-cell>
          <table:table-cell table:formula="of:=[.E6]/[.$G$18]" office:value-type="float" office:value="0.0375218367235209" calcext:value-type="float">
            <text:p>0,0375218367235209</text:p>
          </table:table-cell>
          <table:table-cell table:formula="of:=[.F6]/[.$G$18]" office:value-type="float" office:value="0.00637557671346735" calcext:value-type="float">
            <text:p>0,00637557671346735</text:p>
          </table:table-cell>
          <table:table-cell table:formula="of:=SUM([.L6:.P6])" office:value-type="float" office:value="0.170547921343002" calcext:value-type="float">
            <text:p>0,170547921343002</text:p>
          </table:table-cell>
          <table:table-cell table:number-columns-repeated="2"/>
          <table:table-cell table:formula="of:=[.L6]*LN([.L6]/(([.$Q6]+[.$Q14])*[.L$20]))" office:value-type="float" office:value="0.0031529949265644" calcext:value-type="float">
            <text:p>0,0031529949265644</text:p>
          </table:table-cell>
          <table:table-cell table:formula="of:=[.M6]*LN([.M6]/(([.$Q6]+[.$Q14])*[.M$20]))" office:value-type="float" office:value="0.00641115809109633" calcext:value-type="float">
            <text:p>0,00641115809109633</text:p>
          </table:table-cell>
          <table:table-cell table:formula="of:=[.N6]*LN([.N6]/(([.$Q6]+[.$Q14])*[.N$20]))" office:value-type="float" office:value="0.00190271059842585" calcext:value-type="float">
            <text:p>0,00190271059842585</text:p>
          </table:table-cell>
          <table:table-cell table:formula="of:=[.O6]*LN([.O6]/(([.$Q6]+[.$Q14])*[.O$20]))" office:value-type="float" office:value="-0.00301034415889468" calcext:value-type="float">
            <text:p>-0,00301034415889468</text:p>
          </table:table-cell>
          <table:table-cell table:formula="of:=[.P6]*LN([.P6]/(([.$Q6]+[.$Q14])*[.P$20]))" office:value-type="float" office:value="-0.00226844592054292" calcext:value-type="float">
            <text:p>-0,00226844592054292</text:p>
          </table:table-cell>
          <table:table-cell table:number-columns-repeated="3"/>
          <table:table-cell table:formula="of:=[.L6]*LN([.L6]/([.$Q$2]*[.L35]))" office:value-type="float" office:value="0.00146684220751814" calcext:value-type="float">
            <text:p>0,00146684220751814</text:p>
          </table:table-cell>
          <table:table-cell table:formula="of:=[.M6]*LN([.M6]/([.$Q$2]*[.M35]))" office:value-type="float" office:value="0.00198149033547406" calcext:value-type="float">
            <text:p>0,00198149033547406</text:p>
          </table:table-cell>
          <table:table-cell table:formula="of:=[.N6]*LN([.N6]/([.$Q$2]*[.N35]))" office:value-type="float" office:value="0.00108445248809294" calcext:value-type="float">
            <text:p>0,00108445248809294</text:p>
          </table:table-cell>
          <table:table-cell table:formula="of:=[.O6]*LN([.O6]/([.$Q$2]*[.O35]))" office:value-type="float" office:value="0.000407568756493579" calcext:value-type="float">
            <text:p>0,000407568756493579</text:p>
          </table:table-cell>
          <table:table-cell table:formula="of:=[.P6]*LN([.P6]/([.$Q$2]*[.P35]))" office:value-type="float" office:value="0.000148305555451595" calcext:value-type="float">
            <text:p>0,000148305555451595</text:p>
          </table:table-cell>
          <table:table-cell/>
        </table:table-row>
        <table:table-row table:style-name="ro1">
          <table:table-cell table:style-name="ce3" office:value-type="string" calcext:value-type="string">
            <text:p>Employés</text:p>
          </table:table-cell>
          <table:table-cell office:value-type="float" office:value="1570.9" calcext:value-type="float">
            <text:p>1570,9</text:p>
          </table:table-cell>
          <table:table-cell office:value-type="float" office:value="1605.6" calcext:value-type="float">
            <text:p>1605,6</text:p>
          </table:table-cell>
          <table:table-cell office:value-type="float" office:value="1880.9" calcext:value-type="float">
            <text:p>1880,9</text:p>
          </table:table-cell>
          <table:table-cell office:value-type="float" office:value="1819.6" calcext:value-type="float">
            <text:p>1819,6</text:p>
          </table:table-cell>
          <table:table-cell office:value-type="float" office:value="397" calcext:value-type="float">
            <text:p>397</text:p>
          </table:table-cell>
          <table:table-cell table:style-name="ce7" table:formula="of:=SUM([.B7:.F7])" office:value-type="float" office:value="7274" calcext:value-type="float">
            <text:p>7274</text:p>
          </table:table-cell>
          <table:table-cell table:number-columns-repeated="3"/>
          <table:table-cell table:style-name="ce3" office:value-type="string" calcext:value-type="string">
            <text:p>Employés</text:p>
          </table:table-cell>
          <table:table-cell table:formula="of:=[.B7]/[.$G$18]" office:value-type="float" office:value="0.0390920900046286" calcext:value-type="float">
            <text:p>0,0390920900046286</text:p>
          </table:table-cell>
          <table:table-cell table:formula="of:=[.C7]/[.$G$18]" office:value-type="float" office:value="0.0399556048834628" calcext:value-type="float">
            <text:p>0,0399556048834628</text:p>
          </table:table-cell>
          <table:table-cell table:formula="of:=[.D7]/[.$G$18]" office:value-type="float" office:value="0.0468064880576141" calcext:value-type="float">
            <text:p>0,0468064880576141</text:p>
          </table:table-cell>
          <table:table-cell table:formula="of:=[.E7]/[.$G$18]" office:value-type="float" office:value="0.0452810280555237" calcext:value-type="float">
            <text:p>0,0452810280555237</text:p>
          </table:table-cell>
          <table:table-cell table:formula="of:=[.F7]/[.$G$18]" office:value-type="float" office:value="0.00987940653882333" calcext:value-type="float">
            <text:p>0,00987940653882333</text:p>
          </table:table-cell>
          <table:table-cell table:formula="of:=SUM([.L7:.P7])" office:value-type="float" office:value="0.181014617540053" calcext:value-type="float">
            <text:p>0,181014617540053</text:p>
          </table:table-cell>
          <table:table-cell table:number-columns-repeated="2"/>
          <table:table-cell table:formula="of:=[.L7]*LN([.L7]/(([.$Q7]+[.$Q15])*[.L$20]))" office:value-type="float" office:value="0.0139554050813099" calcext:value-type="float">
            <text:p>0,0139554050813099</text:p>
          </table:table-cell>
          <table:table-cell table:formula="of:=[.M7]*LN([.M7]/(([.$Q7]+[.$Q15])*[.M$20]))" office:value-type="float" office:value="0.0047107133331433" calcext:value-type="float">
            <text:p>0,0047107133331433</text:p>
          </table:table-cell>
          <table:table-cell table:formula="of:=[.N7]*LN([.N7]/(([.$Q7]+[.$Q15])*[.N$20]))" office:value-type="float" office:value="0.00690226237855623" calcext:value-type="float">
            <text:p>0,00690226237855623</text:p>
          </table:table-cell>
          <table:table-cell table:formula="of:=[.O7]*LN([.O7]/(([.$Q7]+[.$Q15])*[.O$20]))" office:value-type="float" office:value="0.0100668816231924" calcext:value-type="float">
            <text:p>0,0100668816231924</text:p>
          </table:table-cell>
          <table:table-cell table:formula="of:=[.P7]*LN([.P7]/(([.$Q7]+[.$Q15])*[.P$20]))" office:value-type="float" office:value="0.0019438677337175" calcext:value-type="float">
            <text:p>0,0019438677337175</text:p>
          </table:table-cell>
          <table:table-cell table:number-columns-repeated="3"/>
          <table:table-cell table:formula="of:=[.L7]*LN([.L7]/([.$Q$2]*[.L36]))" office:value-type="float" office:value="0.00596285068918164" calcext:value-type="float">
            <text:p>0,00596285068918164</text:p>
          </table:table-cell>
          <table:table-cell table:formula="of:=[.M7]*LN([.M7]/([.$Q$2]*[.M36]))" office:value-type="float" office:value="0.00680780348823148" calcext:value-type="float">
            <text:p>0,00680780348823148</text:p>
          </table:table-cell>
          <table:table-cell table:formula="of:=[.N7]*LN([.N7]/([.$Q$2]*[.N36]))" office:value-type="float" office:value="0.0101757857776959" calcext:value-type="float">
            <text:p>0,0101757857776959</text:p>
          </table:table-cell>
          <table:table-cell table:formula="of:=[.O7]*LN([.O7]/([.$Q$2]*[.O36]))" office:value-type="float" office:value="0.0113491982114281" calcext:value-type="float">
            <text:p>0,0113491982114281</text:p>
          </table:table-cell>
          <table:table-cell table:formula="of:=[.P7]*LN([.P7]/([.$Q$2]*[.P36]))" office:value-type="float" office:value="0.00276812001970822" calcext:value-type="float">
            <text:p>0,00276812001970822</text:p>
          </table:table-cell>
          <table:table-cell/>
        </table:table-row>
        <table:table-row table:style-name="ro1">
          <table:table-cell table:style-name="ce4" office:value-type="string" calcext:value-type="string">
            <text:p>Ouvriers</text:p>
          </table:table-cell>
          <table:table-cell office:value-type="float" office:value="1271.6" calcext:value-type="float">
            <text:p>1271,6</text:p>
          </table:table-cell>
          <table:table-cell office:value-type="float" office:value="1285.9" calcext:value-type="float">
            <text:p>1285,9</text:p>
          </table:table-cell>
          <table:table-cell office:value-type="float" office:value="1362.7" calcext:value-type="float">
            <text:p>1362,7</text:p>
          </table:table-cell>
          <table:table-cell office:value-type="float" office:value="1300.4" calcext:value-type="float">
            <text:p>1300,4</text:p>
          </table:table-cell>
          <table:table-cell office:value-type="float" office:value="180.5" calcext:value-type="float">
            <text:p>180,5</text:p>
          </table:table-cell>
          <table:table-cell table:style-name="ce7" table:formula="of:=SUM([.B8:.F8])" office:value-type="float" office:value="5401.1" calcext:value-type="float">
            <text:p>5401,1</text:p>
          </table:table-cell>
          <table:table-cell table:number-columns-repeated="3"/>
          <table:table-cell table:style-name="ce4" office:value-type="string" calcext:value-type="string">
            <text:p>Ouvriers</text:p>
          </table:table-cell>
          <table:table-cell table:formula="of:=[.B8]/[.$G$18]" office:value-type="float" office:value="0.0316439631102462" calcext:value-type="float">
            <text:p>0,0316439631102462</text:p>
          </table:table-cell>
          <table:table-cell table:formula="of:=[.C8]/[.$G$18]" office:value-type="float" office:value="0.0319998208268839" calcext:value-type="float">
            <text:p>0,0319998208268839</text:p>
          </table:table-cell>
          <table:table-cell table:formula="of:=[.D8]/[.$G$18]" office:value-type="float" office:value="0.0339110007316235" calcext:value-type="float">
            <text:p>0,0339110007316235</text:p>
          </table:table-cell>
          <table:table-cell table:formula="of:=[.E8]/[.$G$18]" office:value-type="float" office:value="0.0323606555745236" calcext:value-type="float">
            <text:p>0,0323606555745236</text:p>
          </table:table-cell>
          <table:table-cell table:formula="of:=[.F8]/[.$G$18]" office:value-type="float" office:value="0.00449177047923831" calcext:value-type="float">
            <text:p>0,00449177047923831</text:p>
          </table:table-cell>
          <table:table-cell table:formula="of:=SUM([.L8:.P8])" office:value-type="float" office:value="0.134407210722516" calcext:value-type="float">
            <text:p>0,134407210722516</text:p>
          </table:table-cell>
          <table:table-cell table:number-columns-repeated="2"/>
          <table:table-cell table:formula="of:=[.L8]*LN([.L8]/(([.$Q8]+[.$Q16])*[.L$20]))" office:value-type="float" office:value="0.00212399936274656" calcext:value-type="float">
            <text:p>0,00212399936274656</text:p>
          </table:table-cell>
          <table:table-cell table:formula="of:=[.M8]*LN([.M8]/(([.$Q8]+[.$Q16])*[.M$20]))" office:value-type="float" office:value="-0.00584423540981917" calcext:value-type="float">
            <text:p>-0,00584423540981917</text:p>
          </table:table-cell>
          <table:table-cell table:formula="of:=[.N8]*LN([.N8]/(([.$Q8]+[.$Q16])*[.N$20]))" office:value-type="float" office:value="-0.008590062533516" calcext:value-type="float">
            <text:p>-0,008590062533516</text:p>
          </table:table-cell>
          <table:table-cell table:formula="of:=[.O8]*LN([.O8]/(([.$Q8]+[.$Q16])*[.O$20]))" office:value-type="float" office:value="-0.00621706831565972" calcext:value-type="float">
            <text:p>-0,00621706831565972</text:p>
          </table:table-cell>
          <table:table-cell table:formula="of:=[.P8]*LN([.P8]/(([.$Q8]+[.$Q16])*[.P$20]))" office:value-type="float" office:value="-0.00300921378293277" calcext:value-type="float">
            <text:p>-0,00300921378293277</text:p>
          </table:table-cell>
          <table:table-cell table:number-columns-repeated="3"/>
          <table:table-cell table:formula="of:=[.L8]*LN([.L8]/([.$Q$2]*[.L37]))" office:value-type="float" office:value="-0.00633107680459271" calcext:value-type="float">
            <text:p>-0,00633107680459271</text:p>
          </table:table-cell>
          <table:table-cell table:formula="of:=[.M8]*LN([.M8]/([.$Q$2]*[.M37]))" office:value-type="float" office:value="-0.00600231513273863" calcext:value-type="float">
            <text:p>-0,00600231513273863</text:p>
          </table:table-cell>
          <table:table-cell table:formula="of:=[.N8]*LN([.N8]/([.$Q$2]*[.N37]))" office:value-type="float" office:value="-0.00544173333208696" calcext:value-type="float">
            <text:p>-0,00544173333208696</text:p>
          </table:table-cell>
          <table:table-cell table:formula="of:=[.O8]*LN([.O8]/([.$Q$2]*[.O37]))" office:value-type="float" office:value="-0.00478698529534051" calcext:value-type="float">
            <text:p>-0,00478698529534051</text:p>
          </table:table-cell>
          <table:table-cell table:formula="of:=[.P8]*LN([.P8]/([.$Q$2]*[.P37]))" office:value-type="float" office:value="-0.000564004443950403" calcext:value-type="float">
            <text:p>-0,000564004443950403</text:p>
          </table:table-cell>
          <table:table-cell/>
        </table:table-row>
        <table:table-row table:style-name="ro1">
          <table:table-cell table:style-name="ce5"/>
          <table:table-cell table:formula="of:=SUM([.B3:.B8])" office:value-type="float" office:value="4906.3" calcext:value-type="float">
            <text:p>4906,3</text:p>
          </table:table-cell>
          <table:table-cell table:formula="of:=SUM([.C3:.C8])" office:value-type="float" office:value="6369.1" calcext:value-type="float">
            <text:p>6369,1</text:p>
          </table:table-cell>
          <table:table-cell table:formula="of:=SUM([.D3:.D8])" office:value-type="float" office:value="7243.8" calcext:value-type="float">
            <text:p>7243,8</text:p>
          </table:table-cell>
          <table:table-cell table:formula="of:=SUM([.E3:.E8])" office:value-type="float" office:value="6502.3" calcext:value-type="float">
            <text:p>6502,3</text:p>
          </table:table-cell>
          <table:table-cell table:formula="of:=SUM([.F3:.F8])" office:value-type="float" office:value="1455.4" calcext:value-type="float">
            <text:p>1455,4</text:p>
          </table:table-cell>
          <table:table-cell table:style-name="ce8" table:formula="of:=SUM([.G3:.G8])" office:value-type="float" office:value="26476.9" calcext:value-type="float">
            <text:p>26476,9</text:p>
          </table:table-cell>
          <table:table-cell table:number-columns-repeated="3"/>
          <table:table-cell table:style-name="ce5"/>
          <table:table-cell table:number-columns-repeated="21"/>
          <table:table-cell table:style-name="ce21"/>
        </table:table-row>
        <table:table-row table:style-name="ro1">
          <table:table-cell table:style-name="ce5" office:value-type="string" calcext:value-type="string">
            <text:p>H</text:p>
          </table:table-cell>
          <table:table-cell table:number-columns-repeated="9"/>
          <table:table-cell table:style-name="ce5" office:value-type="string" calcext:value-type="string">
            <text:p>H</text:p>
          </table:table-cell>
          <table:table-cell table:number-columns-repeated="4"/>
          <table:table-cell table:style-name="ce32" office:value-type="string" calcext:value-type="string">
            <text:p>%H</text:p>
          </table:table-cell>
          <table:table-cell table:style-name="ce32" table:formula="of:=SUM([.Q11:.Q16])" office:value-type="float" office:value="0.341118239325513" calcext:value-type="float">
            <text:p>0,34111823932551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Agriculteurs</text:p>
          </table:table-cell>
          <table:table-cell office:value-type="float" office:value="24.2" calcext:value-type="float">
            <text:p>24,2</text:p>
          </table:table-cell>
          <table:table-cell office:value-type="float" office:value="56.2" calcext:value-type="float">
            <text:p>56,2</text:p>
          </table:table-cell>
          <table:table-cell office:value-type="float" office:value="89.8" calcext:value-type="float">
            <text:p>89,8</text:p>
          </table:table-cell>
          <table:table-cell office:value-type="float" office:value="138" calcext:value-type="float">
            <text:p>138</text:p>
          </table:table-cell>
          <table:table-cell office:value-type="float" office:value="43.4" calcext:value-type="float">
            <text:p>43,4</text:p>
          </table:table-cell>
          <table:table-cell table:style-name="ce7" table:formula="of:=SUM([.B11:.F11])" office:value-type="float" office:value="351.6" calcext:value-type="float">
            <text:p>351,6</text:p>
          </table:table-cell>
          <table:table-cell table:number-columns-repeated="3"/>
          <table:table-cell table:style-name="ce1" office:value-type="string" calcext:value-type="string">
            <text:p>Agriculteurs</text:p>
          </table:table-cell>
          <table:table-cell table:formula="of:=[.B11]/[.$G$18]" office:value-type="float" office:value="0.000602220751233059" calcext:value-type="float">
            <text:p>0,000602220751233059</text:p>
          </table:table-cell>
          <table:table-cell table:formula="of:=[.C11]/[.$G$18]" office:value-type="float" office:value="0.00139854571154124" calcext:value-type="float">
            <text:p>0,00139854571154124</text:p>
          </table:table-cell>
          <table:table-cell table:formula="of:=[.D11]/[.$G$18]" office:value-type="float" office:value="0.00223468691986482" calcext:value-type="float">
            <text:p>0,00223468691986482</text:p>
          </table:table-cell>
          <table:table-cell table:formula="of:=[.E11]/[.$G$18]" office:value-type="float" office:value="0.00343415139132902" calcext:value-type="float">
            <text:p>0,00343415139132902</text:p>
          </table:table-cell>
          <table:table-cell table:formula="of:=[.F11]/[.$G$18]" office:value-type="float" office:value="0.00108001572741797" calcext:value-type="float">
            <text:p>0,00108001572741797</text:p>
          </table:table-cell>
          <table:table-cell table:formula="of:=SUM([.L11:.P11])" office:value-type="float" office:value="0.0087496205013861" calcext:value-type="float">
            <text:p>0,0087496205013861</text:p>
          </table:table-cell>
          <table:table-cell table:number-columns-repeated="2"/>
          <table:table-cell table:formula="of:=[.L11]*LN([.L11]/(([.$Q3]+[.$Q11])*[.L$21]))" office:value-type="float" office:value="-0.000480858428295649" calcext:value-type="float">
            <text:p>-0,000480858428295649</text:p>
          </table:table-cell>
          <table:table-cell table:formula="of:=[.M11]*LN([.M11]/(([.$Q3]+[.$Q11])*[.M$21]))" office:value-type="float" office:value="-0.000296966334588959" calcext:value-type="float">
            <text:p>-0,000296966334588959</text:p>
          </table:table-cell>
          <table:table-cell table:formula="of:=[.N11]*LN([.N11]/(([.$Q3]+[.$Q11])*[.N$21]))" office:value-type="float" office:value="0.000335927593042943" calcext:value-type="float">
            <text:p>0,000335927593042943</text:p>
          </table:table-cell>
          <table:table-cell table:formula="of:=[.O11]*LN([.O11]/(([.$Q3]+[.$Q11])*[.O$21]))" office:value-type="float" office:value="0.00240035916170413" calcext:value-type="float">
            <text:p>0,00240035916170413</text:p>
          </table:table-cell>
          <table:table-cell table:formula="of:=[.P11]*LN([.P11]/(([.$Q3]+[.$Q11])*[.P$21]))" office:value-type="float" office:value="0.00114639267793559" calcext:value-type="float">
            <text:p>0,00114639267793559</text:p>
          </table:table-cell>
          <table:table-cell table:number-columns-repeated="2"/>
          <table:table-cell table:style-name="ce21"/>
          <table:table-cell table:formula="of:=[.L11]*LN([.L11]/([.$Q$10]*[.L32]))" office:value-type="float" office:value="0.000187070863228371" calcext:value-type="float">
            <text:p>0,000187070863228371</text:p>
          </table:table-cell>
          <table:table-cell table:formula="of:=[.M11]*LN([.M11]/([.$Q$10]*[.M32]))" office:value-type="float" office:value="0.000372817219145668" calcext:value-type="float">
            <text:p>0,000372817219145668</text:p>
          </table:table-cell>
          <table:table-cell table:formula="of:=[.N11]*LN([.N11]/([.$Q$10]*[.N32]))" office:value-type="float" office:value="0.000511441165550886" calcext:value-type="float">
            <text:p>0,000511441165550886</text:p>
          </table:table-cell>
          <table:table-cell table:formula="of:=[.O11]*LN([.O11]/([.$Q$10]*[.O32]))" office:value-type="float" office:value="0.00075086681944104" calcext:value-type="float">
            <text:p>0,00075086681944104</text:p>
          </table:table-cell>
          <table:table-cell table:formula="of:=[.P11]*LN([.P11]/([.$Q$10]*[.P32]))" office:value-type="float" office:value="0.0000604775726857925" calcext:value-type="float">
            <text:p>6,04775726857925E-05</text:p>
          </table:table-cell>
          <table:table-cell/>
        </table:table-row>
        <table:table-row table:style-name="ro1">
          <table:table-cell table:style-name="ce1" office:value-type="string" calcext:value-type="string">
            <text:p>Artisans</text:p>
          </table:table-cell>
          <table:table-cell office:value-type="float" office:value="79.2" calcext:value-type="float">
            <text:p>79,2</text:p>
          </table:table-cell>
          <table:table-cell office:value-type="float" office:value="258.4" calcext:value-type="float">
            <text:p>258,4</text:p>
          </table:table-cell>
          <table:table-cell office:value-type="float" office:value="387.2" calcext:value-type="float">
            <text:p>387,2</text:p>
          </table:table-cell>
          <table:table-cell office:value-type="float" office:value="378.7" calcext:value-type="float">
            <text:p>378,7</text:p>
          </table:table-cell>
          <table:table-cell office:value-type="float" office:value="128.7" calcext:value-type="float">
            <text:p>128,7</text:p>
          </table:table-cell>
          <table:table-cell table:style-name="ce7" table:formula="of:=SUM([.B12:.F12])" office:value-type="float" office:value="1232.2" calcext:value-type="float">
            <text:p>1232,2</text:p>
          </table:table-cell>
          <table:table-cell table:number-columns-repeated="3"/>
          <table:table-cell table:style-name="ce1" office:value-type="string" calcext:value-type="string">
            <text:p>Artisans</text:p>
          </table:table-cell>
          <table:table-cell table:formula="of:=[.B12]/[.$G$18]" office:value-type="float" office:value="0.00197090427676274" calcext:value-type="float">
            <text:p>0,00197090427676274</text:p>
          </table:table-cell>
          <table:table-cell table:formula="of:=[.C12]/[.$G$18]" office:value-type="float" office:value="0.00643032405448853" calcext:value-type="float">
            <text:p>0,00643032405448853</text:p>
          </table:table-cell>
          <table:table-cell table:formula="of:=[.D12]/[.$G$18]" office:value-type="float" office:value="0.00963553201972895" calcext:value-type="float">
            <text:p>0,00963553201972895</text:p>
          </table:table-cell>
          <table:table-cell table:formula="of:=[.E12]/[.$G$18]" office:value-type="float" office:value="0.00942400820214709" calcext:value-type="float">
            <text:p>0,00942400820214709</text:p>
          </table:table-cell>
          <table:table-cell table:formula="of:=[.F12]/[.$G$18]" office:value-type="float" office:value="0.00320271944973945" calcext:value-type="float">
            <text:p>0,00320271944973945</text:p>
          </table:table-cell>
          <table:table-cell table:formula="of:=SUM([.L12:.P12])" office:value-type="float" office:value="0.0306634880028668" calcext:value-type="float">
            <text:p>0,0306634880028668</text:p>
          </table:table-cell>
          <table:table-cell table:number-columns-repeated="2"/>
          <table:table-cell table:formula="of:=[.L12]*LN([.L12]/(([.$Q4]+[.$Q12])*[.L$21]))" office:value-type="float" office:value="-0.00174533117162168" calcext:value-type="float">
            <text:p>-0,00174533117162168</text:p>
          </table:table-cell>
          <table:table-cell table:formula="of:=[.M12]*LN([.M12]/(([.$Q4]+[.$Q12])*[.M$21]))" office:value-type="float" office:value="0.000260787573742394" calcext:value-type="float">
            <text:p>0,000260787573742394</text:p>
          </table:table-cell>
          <table:table-cell table:formula="of:=[.N12]*LN([.N12]/(([.$Q4]+[.$Q12])*[.N$21]))" office:value-type="float" office:value="0.0032662900215833" calcext:value-type="float">
            <text:p>0,0032662900215833</text:p>
          </table:table-cell>
          <table:table-cell table:formula="of:=[.O12]*LN([.O12]/(([.$Q4]+[.$Q12])*[.O$21]))" office:value-type="float" office:value="0.00410661629031051" calcext:value-type="float">
            <text:p>0,00410661629031051</text:p>
          </table:table-cell>
          <table:table-cell table:formula="of:=[.P12]*LN([.P12]/(([.$Q4]+[.$Q12])*[.P$21]))" office:value-type="float" office:value="0.00280490065373202" calcext:value-type="float">
            <text:p>0,00280490065373202</text:p>
          </table:table-cell>
          <table:table-cell table:number-columns-repeated="3"/>
          <table:table-cell table:formula="of:=[.L12]*LN([.L12]/([.$Q$10]*[.L33]))" office:value-type="float" office:value="0.0003278228931822" calcext:value-type="float">
            <text:p>0,0003278228931822</text:p>
          </table:table-cell>
          <table:table-cell table:formula="of:=[.M12]*LN([.M12]/([.$Q$10]*[.M33]))" office:value-type="float" office:value="0.00132658249400264" calcext:value-type="float">
            <text:p>0,00132658249400264</text:p>
          </table:table-cell>
          <table:table-cell table:formula="of:=[.N12]*LN([.N12]/([.$Q$10]*[.N33]))" office:value-type="float" office:value="0.00178337421977156" calcext:value-type="float">
            <text:p>0,00178337421977156</text:p>
          </table:table-cell>
          <table:table-cell table:formula="of:=[.O12]*LN([.O12]/([.$Q$10]*[.O33]))" office:value-type="float" office:value="0.00193086759653265" calcext:value-type="float">
            <text:p>0,00193086759653265</text:p>
          </table:table-cell>
          <table:table-cell table:formula="of:=[.P12]*LN([.P12]/([.$Q$10]*[.P33]))" office:value-type="float" office:value="0.000593178466666581" calcext:value-type="float">
            <text:p>0,000593178466666581</text:p>
          </table:table-cell>
          <table:table-cell/>
        </table:table-row>
        <table:table-row table:style-name="ro1">
          <table:table-cell table:style-name="ce1" office:value-type="string" calcext:value-type="string">
            <text:p>Cadres</text:p>
          </table:table-cell>
          <table:table-cell office:value-type="float" office:value="315.7" calcext:value-type="float">
            <text:p>315,7</text:p>
          </table:table-cell>
          <table:table-cell office:value-type="float" office:value="685.3" calcext:value-type="float">
            <text:p>685,3</text:p>
          </table:table-cell>
          <table:table-cell office:value-type="float" office:value="853.2" calcext:value-type="float">
            <text:p>853,2</text:p>
          </table:table-cell>
          <table:table-cell office:value-type="float" office:value="719" calcext:value-type="float">
            <text:p>719</text:p>
          </table:table-cell>
          <table:table-cell office:value-type="float" office:value="240.1" calcext:value-type="float">
            <text:p>240,1</text:p>
          </table:table-cell>
          <table:table-cell table:style-name="ce7" table:formula="of:=SUM([.B13:.F13])" office:value-type="float" office:value="2813.3" calcext:value-type="float">
            <text:p>2813,3</text:p>
          </table:table-cell>
          <table:table-cell table:number-columns-repeated="3"/>
          <table:table-cell table:style-name="ce1" office:value-type="string" calcext:value-type="string">
            <text:p>Cadres</text:p>
          </table:table-cell>
          <table:table-cell table:formula="of:=[.B13]/[.$G$18]" office:value-type="float" office:value="0.00785624343654037" calcext:value-type="float">
            <text:p>0,00785624343654037</text:p>
          </table:table-cell>
          <table:table-cell table:formula="of:=[.C13]/[.$G$18]" office:value-type="float" office:value="0.0170537967280998" calcext:value-type="float">
            <text:p>0,0170537967280998</text:p>
          </table:table-cell>
          <table:table-cell table:formula="of:=[.D13]/[.$G$18]" office:value-type="float" office:value="0.0212320142542168" calcext:value-type="float">
            <text:p>0,0212320142542168</text:p>
          </table:table-cell>
          <table:table-cell table:formula="of:=[.E13]/[.$G$18]" office:value-type="float" office:value="0.0178924264519244" calcext:value-type="float">
            <text:p>0,0178924264519244</text:p>
          </table:table-cell>
          <table:table-cell table:formula="of:=[.F13]/[.$G$18]" office:value-type="float" office:value="0.0059749257178123" calcext:value-type="float">
            <text:p>0,0059749257178123</text:p>
          </table:table-cell>
          <table:table-cell table:formula="of:=SUM([.L13:.P13])" office:value-type="float" office:value="0.0700094065885936" calcext:value-type="float">
            <text:p>0,0700094065885936</text:p>
          </table:table-cell>
          <table:table-cell table:number-columns-repeated="2"/>
          <table:table-cell table:formula="of:=[.L13]*LN([.L13]/(([.$Q5]+[.$Q13])*[.L$21]))" office:value-type="float" office:value="-0.0033998201601228" calcext:value-type="float">
            <text:p>-0,0033998201601228</text:p>
          </table:table-cell>
          <table:table-cell table:formula="of:=[.M13]*LN([.M13]/(([.$Q5]+[.$Q13])*[.M$21]))" office:value-type="float" office:value="0.0014646180704675" calcext:value-type="float">
            <text:p>0,0014646180704675</text:p>
          </table:table-cell>
          <table:table-cell table:formula="of:=[.N13]*LN([.N13]/(([.$Q5]+[.$Q13])*[.N$21]))" office:value-type="float" office:value="0.00422548747375453" calcext:value-type="float">
            <text:p>0,00422548747375453</text:p>
          </table:table-cell>
          <table:table-cell table:formula="of:=[.O13]*LN([.O13]/(([.$Q5]+[.$Q13])*[.O$21]))" office:value-type="float" office:value="0.00262761979301475" calcext:value-type="float">
            <text:p>0,00262761979301475</text:p>
          </table:table-cell>
          <table:table-cell table:formula="of:=[.P13]*LN([.P13]/(([.$Q5]+[.$Q13])*[.P$21]))" office:value-type="float" office:value="0.00340174614759285" calcext:value-type="float">
            <text:p>0,00340174614759285</text:p>
          </table:table-cell>
          <table:table-cell table:number-columns-repeated="3"/>
          <table:table-cell table:formula="of:=[.L13]*LN([.L13]/([.$Q$10]*[.L34]))" office:value-type="float" office:value="0.000390573308624981" calcext:value-type="float">
            <text:p>0,000390573308624981</text:p>
          </table:table-cell>
          <table:table-cell table:formula="of:=[.M13]*LN([.M13]/([.$Q$10]*[.M34]))" office:value-type="float" office:value="0.00100239081601317" calcext:value-type="float">
            <text:p>0,00100239081601317</text:p>
          </table:table-cell>
          <table:table-cell table:formula="of:=[.N13]*LN([.N13]/([.$Q$10]*[.N34]))" office:value-type="float" office:value="0.00194073081239576" calcext:value-type="float">
            <text:p>0,00194073081239576</text:p>
          </table:table-cell>
          <table:table-cell table:formula="of:=[.O13]*LN([.O13]/([.$Q$10]*[.O34]))" office:value-type="float" office:value="0.0020404759804653" calcext:value-type="float">
            <text:p>0,0020404759804653</text:p>
          </table:table-cell>
          <table:table-cell table:formula="of:=[.P13]*LN([.P13]/([.$Q$10]*[.P34]))" office:value-type="float" office:value="0.000952912905078718" calcext:value-type="float">
            <text:p>0,000952912905078718</text:p>
          </table:table-cell>
          <table:table-cell/>
        </table:table-row>
        <table:table-row table:style-name="ro3">
          <table:table-cell table:style-name="ce2" office:value-type="string" calcext:value-type="string">
            <text:p>Professions intermédiaires</text:p>
          </table:table-cell>
          <table:table-cell office:value-type="float" office:value="613.3" calcext:value-type="float">
            <text:p>613,3</text:p>
          </table:table-cell>
          <table:table-cell office:value-type="float" office:value="834.7" calcext:value-type="float">
            <text:p>834,7</text:p>
          </table:table-cell>
          <table:table-cell office:value-type="float" office:value="915.7" calcext:value-type="float">
            <text:p>915,7</text:p>
          </table:table-cell>
          <table:table-cell office:value-type="float" office:value="755.9" calcext:value-type="float">
            <text:p>755,9</text:p>
          </table:table-cell>
          <table:table-cell office:value-type="float" office:value="123.7" calcext:value-type="float">
            <text:p>123,7</text:p>
          </table:table-cell>
          <table:table-cell table:style-name="ce7" table:formula="of:=SUM([.B14:.F14])" office:value-type="float" office:value="3243.3" calcext:value-type="float">
            <text:p>3243,3</text:p>
          </table:table-cell>
          <table:table-cell table:number-columns-repeated="3"/>
          <table:table-cell table:style-name="ce2" office:value-type="string" calcext:value-type="string">
            <text:p>Professions intermédiaires</text:p>
          </table:table-cell>
          <table:table-cell table:formula="of:=[.B14]/[.$G$18]" office:value-type="float" office:value="0.0152620655674064" calcext:value-type="float">
            <text:p>0,0152620655674064</text:p>
          </table:table-cell>
          <table:table-cell table:formula="of:=[.C14]/[.$G$18]" office:value-type="float" office:value="0.0207716388865386" calcext:value-type="float">
            <text:p>0,0207716388865386</text:p>
          </table:table-cell>
          <table:table-cell table:formula="of:=[.D14]/[.$G$18]" office:value-type="float" office:value="0.0227873364423187" calcext:value-type="float">
            <text:p>0,0227873364423187</text:p>
          </table:table-cell>
          <table:table-cell table:formula="of:=[.E14]/[.$G$18]" office:value-type="float" office:value="0.0188106886717797" calcext:value-type="float">
            <text:p>0,0188106886717797</text:p>
          </table:table-cell>
          <table:table-cell table:formula="of:=[.F14]/[.$G$18]" office:value-type="float" office:value="0.0030782936746913" calcext:value-type="float">
            <text:p>0,0030782936746913</text:p>
          </table:table-cell>
          <table:table-cell table:formula="of:=SUM([.L14:.P14])" office:value-type="float" office:value="0.0807100232427348" calcext:value-type="float">
            <text:p>0,0807100232427348</text:p>
          </table:table-cell>
          <table:table-cell table:number-columns-repeated="2"/>
          <table:table-cell table:formula="of:=[.L14]*LN([.L14]/(([.$Q6]+[.$Q14])*[.L$21]))" office:value-type="float" office:value="-0.000929521610641608" calcext:value-type="float">
            <text:p>-0,000929521610641608</text:p>
          </table:table-cell>
          <table:table-cell table:formula="of:=[.M14]*LN([.M14]/(([.$Q6]+[.$Q14])*[.M$21]))" office:value-type="float" office:value="-0.000189313473566759" calcext:value-type="float">
            <text:p>-0,000189313473566759</text:p>
          </table:table-cell>
          <table:table-cell table:formula="of:=[.N14]*LN([.N14]/(([.$Q6]+[.$Q14])*[.N$21]))" office:value-type="float" office:value="-0.000512765627437483" calcext:value-type="float">
            <text:p>-0,000512765627437483</text:p>
          </table:table-cell>
          <table:table-cell table:formula="of:=[.O14]*LN([.O14]/(([.$Q6]+[.$Q14])*[.O$21]))" office:value-type="float" office:value="-0.0017928029738318" calcext:value-type="float">
            <text:p>-0,0017928029738318</text:p>
          </table:table-cell>
          <table:table-cell table:formula="of:=[.P14]*LN([.P14]/(([.$Q6]+[.$Q14])*[.P$21]))" office:value-type="float" office:value="-0.00118844050811655" calcext:value-type="float">
            <text:p>-0,00118844050811655</text:p>
          </table:table-cell>
          <table:table-cell table:number-columns-repeated="3"/>
          <table:table-cell table:formula="of:=[.L14]*LN([.L14]/([.$Q$10]*[.L35]))" office:value-type="float" office:value="-0.00137182293175379" calcext:value-type="float">
            <text:p>-0,00137182293175379</text:p>
          </table:table-cell>
          <table:table-cell table:formula="of:=[.M14]*LN([.M14]/([.$Q$10]*[.M35]))" office:value-type="float" office:value="-0.00185398681781689" calcext:value-type="float">
            <text:p>-0,00185398681781689</text:p>
          </table:table-cell>
          <table:table-cell table:formula="of:=[.N14]*LN([.N14]/([.$Q$10]*[.N35]))" office:value-type="float" office:value="-0.00104762324189553" calcext:value-type="float">
            <text:p>-0,00104762324189553</text:p>
          </table:table-cell>
          <table:table-cell table:formula="of:=[.O14]*LN([.O14]/([.$Q$10]*[.O35]))" office:value-type="float" office:value="-0.000401057247494937" calcext:value-type="float">
            <text:p>-0,000401057247494937</text:p>
          </table:table-cell>
          <table:table-cell table:formula="of:=[.P14]*LN([.P14]/([.$Q$10]*[.P35]))" office:value-type="float" office:value="-0.000143210415810893" calcext:value-type="float">
            <text:p>-0,000143210415810893</text:p>
          </table:table-cell>
          <table:table-cell/>
        </table:table-row>
        <table:table-row table:style-name="ro1">
          <table:table-cell table:style-name="ce3" office:value-type="string" calcext:value-type="string">
            <text:p>Employés</text:p>
          </table:table-cell>
          <table:table-cell office:value-type="float" office:value="476" calcext:value-type="float">
            <text:p>476</text:p>
          </table:table-cell>
          <table:table-cell office:value-type="float" office:value="449.5" calcext:value-type="float">
            <text:p>449,5</text:p>
          </table:table-cell>
          <table:table-cell office:value-type="float" office:value="416" calcext:value-type="float">
            <text:p>416</text:p>
          </table:table-cell>
          <table:table-cell office:value-type="float" office:value="329.8" calcext:value-type="float">
            <text:p>329,8</text:p>
          </table:table-cell>
          <table:table-cell office:value-type="float" office:value="58.3" calcext:value-type="float">
            <text:p>58,3</text:p>
          </table:table-cell>
          <table:table-cell table:style-name="ce7" table:formula="of:=SUM([.B15:.F15])" office:value-type="float" office:value="1729.6" calcext:value-type="float">
            <text:p>1729,6</text:p>
          </table:table-cell>
          <table:table-cell table:number-columns-repeated="3"/>
          <table:table-cell table:style-name="ce3" office:value-type="string" calcext:value-type="string">
            <text:p>Employés</text:p>
          </table:table-cell>
          <table:table-cell table:formula="of:=[.B15]/[.$G$18]" office:value-type="float" office:value="0.0118453337845841" calcext:value-type="float">
            <text:p>0,0118453337845841</text:p>
          </table:table-cell>
          <table:table-cell table:formula="of:=[.C15]/[.$G$18]" office:value-type="float" office:value="0.0111858771768289" calcext:value-type="float">
            <text:p>0,0111858771768289</text:p>
          </table:table-cell>
          <table:table-cell table:formula="of:=[.D15]/[.$G$18]" office:value-type="float" office:value="0.0103522244840063" calcext:value-type="float">
            <text:p>0,0103522244840063</text:p>
          </table:table-cell>
          <table:table-cell table:formula="of:=[.E15]/[.$G$18]" office:value-type="float" office:value="0.00820712412217616" calcext:value-type="float">
            <text:p>0,00820712412217616</text:p>
          </table:table-cell>
          <table:table-cell table:formula="of:=[.F15]/[.$G$18]" office:value-type="float" office:value="0.00145080453706146" calcext:value-type="float">
            <text:p>0,00145080453706146</text:p>
          </table:table-cell>
          <table:table-cell table:formula="of:=SUM([.L15:.P15])" office:value-type="float" office:value="0.043041364104657" calcext:value-type="float">
            <text:p>0,043041364104657</text:p>
          </table:table-cell>
          <table:table-cell table:number-columns-repeated="2"/>
          <table:table-cell table:formula="of:=[.L15]*LN([.L15]/(([.$Q7]+[.$Q15])*[.L$21]))" office:value-type="float" office:value="-0.00236617967452975" calcext:value-type="float">
            <text:p>-0,00236617967452975</text:p>
          </table:table-cell>
          <table:table-cell table:formula="of:=[.M15]*LN([.M15]/(([.$Q7]+[.$Q15])*[.M$21]))" office:value-type="float" office:value="-0.00574357231916689" calcext:value-type="float">
            <text:p>-0,00574357231916689</text:p>
          </table:table-cell>
          <table:table-cell table:formula="of:=[.N15]*LN([.N15]/(([.$Q7]+[.$Q15])*[.N$21]))" office:value-type="float" office:value="-0.0072146890382311" calcext:value-type="float">
            <text:p>-0,0072146890382311</text:p>
          </table:table-cell>
          <table:table-cell table:formula="of:=[.O15]*LN([.O15]/(([.$Q7]+[.$Q15])*[.O$21]))" office:value-type="float" office:value="-0.00664897054544865" calcext:value-type="float">
            <text:p>-0,00664897054544865</text:p>
          </table:table-cell>
          <table:table-cell table:formula="of:=[.P15]*LN([.P15]/(([.$Q7]+[.$Q15])*[.P$21]))" office:value-type="float" office:value="-0.0014852527846283" calcext:value-type="float">
            <text:p>-0,0014852527846283</text:p>
          </table:table-cell>
          <table:table-cell table:number-columns-repeated="3"/>
          <table:table-cell table:formula="of:=[.L15]*LN([.L15]/([.$Q$10]*[.L36]))" office:value-type="float" office:value="-0.00453839464495581" calcext:value-type="float">
            <text:p>-0,00453839464495581</text:p>
          </table:table-cell>
          <table:table-cell table:formula="of:=[.M15]*LN([.M15]/([.$Q$10]*[.M36]))" office:value-type="float" office:value="-0.00497120309071106" calcext:value-type="float">
            <text:p>-0,00497120309071106</text:p>
          </table:table-cell>
          <table:table-cell table:formula="of:=[.N15]*LN([.N15]/([.$Q$10]*[.N36]))" office:value-type="float" office:value="-0.00655403770624018" calcext:value-type="float">
            <text:p>-0,00655403770624018</text:p>
          </table:table-cell>
          <table:table-cell table:formula="of:=[.O15]*LN([.O15]/([.$Q$10]*[.O36]))" office:value-type="float" office:value="-0.00655692984914485" calcext:value-type="float">
            <text:p>-0,00655692984914485</text:p>
          </table:table-cell>
          <table:table-cell table:formula="of:=[.P15]*LN([.P15]/([.$Q$10]*[.P36]))" office:value-type="float" office:value="-0.00142153938681317" calcext:value-type="float">
            <text:p>-0,00142153938681317</text:p>
          </table:table-cell>
          <table:table-cell/>
        </table:table-row>
        <table:table-row table:style-name="ro1">
          <table:table-cell table:style-name="ce4" office:value-type="string" calcext:value-type="string">
            <text:p>Ouvriers</text:p>
          </table:table-cell>
          <table:table-cell office:value-type="float" office:value="1085.8" calcext:value-type="float">
            <text:p>1085,8</text:p>
          </table:table-cell>
          <table:table-cell office:value-type="float" office:value="1068.4" calcext:value-type="float">
            <text:p>1068,4</text:p>
          </table:table-cell>
          <table:table-cell office:value-type="float" office:value="1065.5" calcext:value-type="float">
            <text:p>1065,5</text:p>
          </table:table-cell>
          <table:table-cell office:value-type="float" office:value="987.9" calcext:value-type="float">
            <text:p>987,9</text:p>
          </table:table-cell>
          <table:table-cell office:value-type="float" office:value="130.1" calcext:value-type="float">
            <text:p>130,1</text:p>
          </table:table-cell>
          <table:table-cell table:style-name="ce7" table:formula="of:=SUM([.B16:.F16])" office:value-type="float" office:value="4337.7" calcext:value-type="float">
            <text:p>4337,7</text:p>
          </table:table-cell>
          <table:table-cell table:number-columns-repeated="3"/>
          <table:table-cell table:style-name="ce4" office:value-type="string" calcext:value-type="string">
            <text:p>Ouvriers</text:p>
          </table:table-cell>
          <table:table-cell table:formula="of:=[.B16]/[.$G$18]" office:value-type="float" office:value="0.0270203013094569" calcext:value-type="float">
            <text:p>0,0270203013094569</text:p>
          </table:table-cell>
          <table:table-cell table:formula="of:=[.C16]/[.$G$18]" office:value-type="float" office:value="0.0265872996122893" calcext:value-type="float">
            <text:p>0,0265872996122893</text:p>
          </table:table-cell>
          <table:table-cell table:formula="of:=[.D16]/[.$G$18]" office:value-type="float" office:value="0.0265151326627614" calcext:value-type="float">
            <text:p>0,0265151326627614</text:p>
          </table:table-cell>
          <table:table-cell table:formula="of:=[.E16]/[.$G$18]" office:value-type="float" office:value="0.024584044634014" calcext:value-type="float">
            <text:p>0,024584044634014</text:p>
          </table:table-cell>
          <table:table-cell table:formula="of:=[.F16]/[.$G$18]" office:value-type="float" office:value="0.00323755866675293" calcext:value-type="float">
            <text:p>0,00323755866675293</text:p>
          </table:table-cell>
          <table:table-cell table:formula="of:=SUM([.L16:.P16])" office:value-type="float" office:value="0.107944336885274" calcext:value-type="float">
            <text:p>0,107944336885274</text:p>
          </table:table-cell>
          <table:table-cell table:number-columns-repeated="2"/>
          <table:table-cell table:formula="of:=[.L16]*LN([.L16]/(([.$Q8]+[.$Q16])*[.L$21]))" office:value-type="float" office:value="0.0147640220475484" calcext:value-type="float">
            <text:p>0,0147640220475484</text:p>
          </table:table-cell>
          <table:table-cell table:formula="of:=[.M16]*LN([.M16]/(([.$Q8]+[.$Q16])*[.M$21]))" office:value-type="float" office:value="0.00728018215597329" calcext:value-type="float">
            <text:p>0,00728018215597329</text:p>
          </table:table-cell>
          <table:table-cell table:formula="of:=[.N16]*LN([.N16]/(([.$Q8]+[.$Q16])*[.N$21]))" office:value-type="float" office:value="0.00437762622975192" calcext:value-type="float">
            <text:p>0,00437762622975192</text:p>
          </table:table-cell>
          <table:table-cell table:formula="of:=[.O16]*LN([.O16]/(([.$Q8]+[.$Q16])*[.O$21]))" office:value-type="float" office:value="0.00512467792180675" calcext:value-type="float">
            <text:p>0,00512467792180675</text:p>
          </table:table-cell>
          <table:table-cell table:formula="of:=[.P16]*LN([.P16]/(([.$Q8]+[.$Q16])*[.P$21]))" office:value-type="float" office:value="-0.000969766521521" calcext:value-type="float">
            <text:p>-0,000969766521521</text:p>
          </table:table-cell>
          <table:table-cell table:number-columns-repeated="3"/>
          <table:table-cell table:formula="of:=[.L16]*LN([.L16]/([.$Q$10]*[.L37]))" office:value-type="float" office:value="0.00811375995915307" calcext:value-type="float">
            <text:p>0,00811375995915307</text:p>
          </table:table-cell>
          <table:table-cell table:formula="of:=[.M16]*LN([.M16]/([.$Q$10]*[.M37]))" office:value-type="float" office:value="0.00758920848872572" calcext:value-type="float">
            <text:p>0,00758920848872572</text:p>
          </table:table-cell>
          <table:table-cell table:formula="of:=[.N16]*LN([.N16]/([.$Q$10]*[.N37]))" office:value-type="float" office:value="0.00667704201536069" calcext:value-type="float">
            <text:p>0,00667704201536069</text:p>
          </table:table-cell>
          <table:table-cell table:formula="of:=[.O16]*LN([.O16]/([.$Q$10]*[.O37]))" office:value-type="float" office:value="0.00579060292379195" calcext:value-type="float">
            <text:p>0,00579060292379195</text:p>
          </table:table-cell>
          <table:table-cell table:formula="of:=[.P16]*LN([.P16]/([.$Q$10]*[.P37]))" office:value-type="float" office:value="0.000664747180317132" calcext:value-type="float">
            <text:p>0,000664747180317132</text:p>
          </table:table-cell>
          <table:table-cell/>
        </table:table-row>
        <table:table-row table:style-name="ro1">
          <table:table-cell/>
          <table:table-cell table:formula="of:=SUM([.B11:.B16])" office:value-type="float" office:value="2594.2" calcext:value-type="float">
            <text:p>2594,2</text:p>
          </table:table-cell>
          <table:table-cell table:formula="of:=SUM([.C11:.C16])" office:value-type="float" office:value="3352.5" calcext:value-type="float">
            <text:p>3352,5</text:p>
          </table:table-cell>
          <table:table-cell table:formula="of:=SUM([.D11:.D16])" office:value-type="float" office:value="3727.4" calcext:value-type="float">
            <text:p>3727,4</text:p>
          </table:table-cell>
          <table:table-cell table:formula="of:=SUM([.E11:.E16])" office:value-type="float" office:value="3309.3" calcext:value-type="float">
            <text:p>3309,3</text:p>
          </table:table-cell>
          <table:table-cell table:formula="of:=SUM([.F11:.F16])" office:value-type="float" office:value="724.3" calcext:value-type="float">
            <text:p>724,3</text:p>
          </table:table-cell>
          <table:table-cell table:style-name="ce8" table:formula="of:=SUM([.G11:.G16])" office:value-type="float" office:value="13707.7" calcext:value-type="float">
            <text:p>13707,7</text:p>
          </table:table-cell>
          <table:table-cell table:number-columns-repeated="4"/>
          <table:table-cell table:formula="of:=SUM([.L3:.L16])" office:value-type="float" office:value="0.186651105149734" calcext:value-type="float">
            <text:p>0,186651105149734</text:p>
          </table:table-cell>
          <table:table-cell table:formula="of:=SUM([.M3:.M16])" office:value-type="float" office:value="0.241923522941624" calcext:value-type="float">
            <text:p>0,241923522941624</text:p>
          </table:table-cell>
          <table:table-cell table:formula="of:=SUM([.N3:.N16])" office:value-type="float" office:value="0.273020012641659" calcext:value-type="float">
            <text:p>0,273020012641659</text:p>
          </table:table-cell>
          <table:table-cell table:formula="of:=SUM([.O3:.O16])" office:value-type="float" office:value="0.244163186892491" calcext:value-type="float">
            <text:p>0,244163186892491</text:p>
          </table:table-cell>
          <table:table-cell table:formula="of:=SUM([.P3:.P16])" office:value-type="float" office:value="0.0542421723744917" calcext:value-type="float">
            <text:p>0,0542421723744917</text:p>
          </table:table-cell>
          <table:table-cell table:number-columns-repeated="8"/>
          <table:table-cell table:style-name="ce8" table:formula="of:=SUM([.T3:.X16])" office:value-type="float" office:value="0.0402462009144588" calcext:value-type="float">
            <text:p>0,0402462009144588</text:p>
          </table:table-cell>
          <table:table-cell table:number-columns-repeated="7"/>
          <table:table-cell table:style-name="ce6" table:formula="of:=SUM([.AB3:.AF16])" office:value-type="float" office:value="0.0206649939035433" calcext:value-type="float">
            <text:p>0,0206649939035433</text:p>
          </table:table-cell>
        </table:table-row>
        <table:table-row table:style-name="ro1">
          <table:table-cell table:number-columns-repeated="6"/>
          <table:table-cell table:formula="of:=SUM([.G9];[.G17])" office:value-type="float" office:value="40184.6" calcext:value-type="float">
            <text:p>40184,6</text:p>
          </table:table-cell>
          <table:table-cell table:number-columns-repeated="26"/>
        </table:table-row>
        <table:table-row table:style-name="ro1">
          <table:table-cell table:style-name="ce21" table:number-columns-repeated="7"/>
          <table:table-cell table:number-columns-repeated="3"/>
          <table:table-cell office:value-type="string" calcext:value-type="string">
            <text:p>SxA</text:p>
          </table:table-cell>
          <table:table-cell table:style-name="ce6" office:value-type="string" calcext:value-type="string">
            <text:p>15-29</text:p>
          </table:table-cell>
          <table:table-cell table:style-name="ce6" office:value-type="string" calcext:value-type="string">
            <text:p>30-39</text:p>
          </table:table-cell>
          <table:table-cell table:style-name="ce6" office:value-type="string" calcext:value-type="string">
            <text:p>40-49</text:p>
          </table:table-cell>
          <table:table-cell table:style-name="ce6" office:value-type="string" calcext:value-type="string">
            <text:p>50-59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10"/>
          <table:table-cell table:style-name="ce22" office:value-type="string" calcext:value-type="string">
            <text:p>I(A,C)</text:p>
          </table:table-cell>
          <table:table-cell table:formula="of:=[.L32]*LN([.L32]/([.L$17]*([.$Q3]+[.$Q11])))" office:value-type="float" office:value="-0.00141731758155712" calcext:value-type="float">
            <text:p>-0,00141731758155712</text:p>
          </table:table-cell>
          <table:table-cell table:formula="of:=[.M32]*LN([.M32]/([.M$17]*([.$Q3]+[.$Q11])))" office:value-type="float" office:value="-0.00146985778209589" calcext:value-type="float">
            <text:p>-0,00146985778209589</text:p>
          </table:table-cell>
          <table:table-cell table:formula="of:=[.N32]*LN([.N32]/([.N$17]*([.$Q3]+[.$Q11])))" office:value-type="float" office:value="-0.00043030559127914" calcext:value-type="float">
            <text:p>-0,00043030559127914</text:p>
          </table:table-cell>
          <table:table-cell table:formula="of:=[.O32]*LN([.O32]/([.O$17]*([.$Q3]+[.$Q11])))" office:value-type="float" office:value="0.00379442976784287" calcext:value-type="float">
            <text:p>0,00379442976784287</text:p>
          </table:table-cell>
          <table:table-cell table:formula="of:=[.P32]*LN([.P32]/([.P$17]*([.$Q3]+[.$Q11])))" office:value-type="float" office:value="0.00293156988914623" calcext:value-type="float">
            <text:p>0,00293156988914623</text:p>
          </table:table-cell>
          <table:table-cell/>
        </table:table-row>
        <table:table-row table:style-name="ro1">
          <table:table-cell table:style-name="ce21" table:number-columns-repeated="7"/>
          <table:table-cell table:number-columns-repeated="3"/>
          <table:table-cell table:style-name="ce17" office:value-type="string" calcext:value-type="string">
            <text:p>F</text:p>
          </table:table-cell>
          <table:table-cell table:formula="of:=SUM([.L3:.L8])" office:value-type="float" office:value="0.12209403602375" calcext:value-type="float">
            <text:p>0,12209403602375</text:p>
          </table:table-cell>
          <table:table-cell table:formula="of:=SUM([.M3:.M8])" office:value-type="float" office:value="0.158496040771838" calcext:value-type="float">
            <text:p>0,158496040771838</text:p>
          </table:table-cell>
          <table:table-cell table:formula="of:=SUM([.N3:.N8])" office:value-type="float" office:value="0.180263085858762" calcext:value-type="float">
            <text:p>0,180263085858762</text:p>
          </table:table-cell>
          <table:table-cell table:formula="of:=SUM([.O3:.O8])" office:value-type="float" office:value="0.161810743419121" calcext:value-type="float">
            <text:p>0,161810743419121</text:p>
          </table:table-cell>
          <table:table-cell table:formula="of:=SUM([.P3:.P8])" office:value-type="float" office:value="0.0362178546010163" calcext:value-type="float">
            <text:p>0,0362178546010163</text:p>
          </table:table-cell>
          <table:table-cell table:number-columns-repeated="2"/>
          <table:table-cell table:style-name="ce19" office:value-type="string" calcext:value-type="string">
            <text:p>I(A,CxS)</text:p>
          </table:table-cell>
          <table:table-cell table:number-columns-repeated="8"/>
          <table:table-cell table:formula="of:=[.L33]*LN([.L33]/([.L$17]*([.$Q4]+[.$Q12])))" office:value-type="float" office:value="-0.00507855371779344" calcext:value-type="float">
            <text:p>-0,00507855371779344</text:p>
          </table:table-cell>
          <table:table-cell table:formula="of:=[.M33]*LN([.M33]/([.M$17]*([.$Q4]+[.$Q12])))" office:value-type="float" office:value="-0.00237508898228814" calcext:value-type="float">
            <text:p>-0,00237508898228814</text:p>
          </table:table-cell>
          <table:table-cell table:formula="of:=[.N33]*LN([.N33]/([.N$17]*([.$Q4]+[.$Q12])))" office:value-type="float" office:value="0.00351793654736193" calcext:value-type="float">
            <text:p>0,00351793654736193</text:p>
          </table:table-cell>
          <table:table-cell table:formula="of:=[.O33]*LN([.O33]/([.O$17]*([.$Q4]+[.$Q12])))" office:value-type="float" office:value="0.00494222749534444" calcext:value-type="float">
            <text:p>0,00494222749534444</text:p>
          </table:table-cell>
          <table:table-cell table:formula="of:=[.P33]*LN([.P33]/([.P$17]*([.$Q4]+[.$Q12])))" office:value-type="float" office:value="0.0051830454067362" calcext:value-type="float">
            <text:p>0,0051830454067362</text:p>
          </table:table-cell>
          <table:table-cell/>
        </table:table-row>
        <table:table-row table:style-name="ro1">
          <table:table-cell table:style-name="ce21" table:number-columns-repeated="7"/>
          <table:table-cell table:number-columns-repeated="3"/>
          <table:table-cell table:style-name="ce17" office:value-type="string" calcext:value-type="string">
            <text:p>H</text:p>
          </table:table-cell>
          <table:table-cell table:formula="of:=SUM([.L11:.L16])" office:value-type="float" office:value="0.0645570691259836" calcext:value-type="float">
            <text:p>0,0645570691259836</text:p>
          </table:table-cell>
          <table:table-cell table:formula="of:=SUM([.M11:.M16])" office:value-type="float" office:value="0.0834274821697864" calcext:value-type="float">
            <text:p>0,0834274821697864</text:p>
          </table:table-cell>
          <table:table-cell table:formula="of:=SUM([.N11:.N16])" office:value-type="float" office:value="0.0927569267828969" calcext:value-type="float">
            <text:p>0,0927569267828969</text:p>
          </table:table-cell>
          <table:table-cell table:formula="of:=SUM([.O11:.O16])" office:value-type="float" office:value="0.0823524434733704" calcext:value-type="float">
            <text:p>0,0823524434733704</text:p>
          </table:table-cell>
          <table:table-cell table:formula="of:=SUM([.P11:.P16])" office:value-type="float" office:value="0.0180243177734754" calcext:value-type="float">
            <text:p>0,0180243177734754</text:p>
          </table:table-cell>
          <table:table-cell table:number-columns-repeated="3"/>
          <table:table-cell table:formula="of:=[.L3]*LN([.L3]/([.L$17]*[.$L24]))" office:value-type="float" office:value="-0.000811592604759976" calcext:value-type="float">
            <text:p>-0,000811592604759976</text:p>
          </table:table-cell>
          <table:table-cell table:formula="of:=[.M3]*LN([.M3]/([.M$17]*[.$L24]))" office:value-type="float" office:value="-0.000886779417335642" calcext:value-type="float">
            <text:p>-0,000886779417335642</text:p>
          </table:table-cell>
          <table:table-cell table:formula="of:=[.N3]*LN([.N3]/([.N$17]*[.$L24]))" office:value-type="float" office:value="-0.000280767414529217" calcext:value-type="float">
            <text:p>-0,000280767414529217</text:p>
          </table:table-cell>
          <table:table-cell table:formula="of:=[.O3]*LN([.O3]/([.O$17]*[.$L24]))" office:value-type="float" office:value="0.00216440880786168" calcext:value-type="float">
            <text:p>0,00216440880786168</text:p>
          </table:table-cell>
          <table:table-cell table:formula="of:=[.P3]*LN([.P3]/([.P$17]*[.$L24]))" office:value-type="float" office:value="0.00206696079321177" calcext:value-type="float">
            <text:p>0,00206696079321177</text:p>
          </table:table-cell>
          <table:table-cell table:number-columns-repeated="3"/>
          <table:table-cell table:formula="of:=[.L34]*LN([.L34]/([.L$17]*([.$Q5]+[.$Q13])))" office:value-type="float" office:value="-0.010269590513529" calcext:value-type="float">
            <text:p>-0,010269590513529</text:p>
          </table:table-cell>
          <table:table-cell table:formula="of:=[.M34]*LN([.M34]/([.M$17]*([.$Q5]+[.$Q13])))" office:value-type="float" office:value="0.00179067264659602" calcext:value-type="float">
            <text:p>0,00179067264659602</text:p>
          </table:table-cell>
          <table:table-cell table:formula="of:=[.N34]*LN([.N34]/([.N$17]*([.$Q5]+[.$Q13])))" office:value-type="float" office:value="0.00588346804688932" calcext:value-type="float">
            <text:p>0,00588346804688932</text:p>
          </table:table-cell>
          <table:table-cell table:formula="of:=[.O34]*LN([.O34]/([.O$17]*([.$Q5]+[.$Q13])))" office:value-type="float" office:value="0.00100677150399135" calcext:value-type="float">
            <text:p>0,00100677150399135</text:p>
          </table:table-cell>
          <table:table-cell table:formula="of:=[.P34]*LN([.P34]/([.P$17]*([.$Q5]+[.$Q13])))" office:value-type="float" office:value="0.0057291329776901" calcext:value-type="float">
            <text:p>0,0057291329776901</text:p>
          </table:table-cell>
          <table:table-cell/>
        </table:table-row>
        <table:table-row table:style-name="ro1">
          <table:table-cell table:style-name="ce15"/>
          <table:table-cell table:style-name="ce21" table:number-columns-repeated="6"/>
          <table:table-cell table:number-columns-repeated="12"/>
          <table:table-cell table:formula="of:=[.L4]*LN([.L4]/([.L$17]*[.$L25]))" office:value-type="float" office:value="-0.00297611479594787" calcext:value-type="float">
            <text:p>-0,00297611479594787</text:p>
          </table:table-cell>
          <table:table-cell table:formula="of:=[.M4]*LN([.M4]/([.M$17]*[.$L25]))" office:value-type="float" office:value="-0.00145532233056375" calcext:value-type="float">
            <text:p>-0,00145532233056375</text:p>
          </table:table-cell>
          <table:table-cell table:formula="of:=[.N4]*LN([.N4]/([.N$17]*[.$L25]))" office:value-type="float" office:value="0.00216393564061681" calcext:value-type="float">
            <text:p>0,00216393564061681</text:p>
          </table:table-cell>
          <table:table-cell table:formula="of:=[.O4]*LN([.O4]/([.O$17]*[.$L25]))" office:value-type="float" office:value="0.00277459555925784" calcext:value-type="float">
            <text:p>0,00277459555925784</text:p>
          </table:table-cell>
          <table:table-cell table:formula="of:=[.P4]*LN([.P4]/([.P$17]*[.$L25]))" office:value-type="float" office:value="0.00308477469577203" calcext:value-type="float">
            <text:p>0,00308477469577203</text:p>
          </table:table-cell>
          <table:table-cell table:number-columns-repeated="3"/>
          <table:table-cell table:formula="of:=[.L35]*LN([.L35]/([.L$17]*([.$Q6]+[.$Q14])))" office:value-type="float" office:value="0.00209575836969379" calcext:value-type="float">
            <text:p>0,00209575836969379</text:p>
          </table:table-cell>
          <table:table-cell table:formula="of:=[.M35]*LN([.M35]/([.M$17]*([.$Q6]+[.$Q14])))" office:value-type="float" office:value="0.00606016507149814" calcext:value-type="float">
            <text:p>0,00606016507149814</text:p>
          </table:table-cell>
          <table:table-cell table:formula="of:=[.N35]*LN([.N35]/([.N$17]*([.$Q6]+[.$Q14])))" office:value-type="float" office:value="0.00135938268682989" calcext:value-type="float">
            <text:p>0,00135938268682989</text:p>
          </table:table-cell>
          <table:table-cell table:formula="of:=[.O35]*LN([.O35]/([.O$17]*([.$Q6]+[.$Q14])))" office:value-type="float" office:value="-0.00480457385772828" calcext:value-type="float">
            <text:p>-0,00480457385772828</text:p>
          </table:table-cell>
          <table:table-cell table:formula="of:=[.P35]*LN([.P35]/([.P$17]*([.$Q6]+[.$Q14])))" office:value-type="float" office:value="-0.00345784074672664" calcext:value-type="float">
            <text:p>-0,00345784074672664</text:p>
          </table:table-cell>
          <table:table-cell/>
        </table:table-row>
        <table:table-row table:style-name="ro1">
          <table:table-cell table:style-name="ce16"/>
          <table:table-cell table:style-name="ce21" table:number-columns-repeated="6"/>
          <table:table-cell table:number-columns-repeated="3"/>
          <table:table-cell office:value-type="string" calcext:value-type="string">
            <text:p>SxC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H</text:p>
          </table:table-cell>
          <table:table-cell table:number-columns-repeated="6"/>
          <table:table-cell table:formula="of:=[.L5]*LN([.L5]/([.L$17]*[.$L26]))" office:value-type="float" office:value="-0.00626210869486927" calcext:value-type="float">
            <text:p>-0,00626210869486927</text:p>
          </table:table-cell>
          <table:table-cell table:formula="of:=[.M5]*LN([.M5]/([.M$17]*[.$L26]))" office:value-type="float" office:value="0.00168661870321286" calcext:value-type="float">
            <text:p>0,00168661870321286</text:p>
          </table:table-cell>
          <table:table-cell table:formula="of:=[.N5]*LN([.N5]/([.N$17]*[.$L26]))" office:value-type="float" office:value="0.00365221949693379" calcext:value-type="float">
            <text:p>0,00365221949693379</text:p>
          </table:table-cell>
          <table:table-cell table:formula="of:=[.O5]*LN([.O5]/([.O$17]*[.$L26]))" office:value-type="float" office:value="0.00019798944651525" calcext:value-type="float">
            <text:p>0,00019798944651525</text:p>
          </table:table-cell>
          <table:table-cell table:formula="of:=[.P5]*LN([.P5]/([.P$17]*[.$L26]))" office:value-type="float" office:value="0.00304395214952974" calcext:value-type="float">
            <text:p>0,00304395214952974</text:p>
          </table:table-cell>
          <table:table-cell table:number-columns-repeated="3"/>
          <table:table-cell table:formula="of:=[.L36]*LN([.L36]/([.L$17]*([.$Q7]+[.$Q15])))" office:value-type="float" office:value="0.0100456805127801" calcext:value-type="float">
            <text:p>0,0100456805127801</text:p>
          </table:table-cell>
          <table:table-cell table:formula="of:=[.M36]*LN([.M36]/([.M$17]*([.$Q7]+[.$Q15])))" office:value-type="float" office:value="-0.00297471411828926" calcext:value-type="float">
            <text:p>-0,00297471411828926</text:p>
          </table:table-cell>
          <table:table-cell table:formula="of:=[.N36]*LN([.N36]/([.N$17]*([.$Q7]+[.$Q15])))" office:value-type="float" office:value="-0.00387844325338011" calcext:value-type="float">
            <text:p>-0,00387844325338011</text:p>
          </table:table-cell>
          <table:table-cell table:formula="of:=[.O36]*LN([.O36]/([.O$17]*([.$Q7]+[.$Q15])))" office:value-type="float" office:value="-0.00120440799009377" calcext:value-type="float">
            <text:p>-0,00120440799009377</text:p>
          </table:table-cell>
          <table:table-cell table:formula="of:=[.P36]*LN([.P36]/([.P$17]*([.$Q7]+[.$Q15])))" office:value-type="float" office:value="-0.000794549735203807" calcext:value-type="float">
            <text:p>-0,000794549735203807</text:p>
          </table:table-cell>
          <table:table-cell/>
        </table:table-row>
        <table:table-row table:style-name="ro1">
          <table:table-cell table:style-name="ce25"/>
          <table:table-cell table:style-name="ce21" table:number-columns-repeated="6"/>
          <table:table-cell table:number-columns-repeated="3"/>
          <table:table-cell table:style-name="ce1" office:value-type="string" calcext:value-type="string">
            <text:p>Agriculteurs</text:p>
          </table:table-cell>
          <table:table-cell table:formula="of:=SUM([.L3:.P3])" office:value-type="float" office:value="0.0119797136216361" calcext:value-type="float">
            <text:p>0,0119797136216361</text:p>
          </table:table-cell>
          <table:table-cell table:formula="of:=SUM([.L11:.P11])" office:value-type="float" office:value="0.0087496205013861" calcext:value-type="float">
            <text:p>0,0087496205013861</text:p>
          </table:table-cell>
          <table:table-cell table:number-columns-repeated="6"/>
          <table:table-cell table:formula="of:=[.L6]*LN([.L6]/([.L$17]*[.$L27]))" office:value-type="float" office:value="0.00190705189628026" calcext:value-type="float">
            <text:p>0,00190705189628026</text:p>
          </table:table-cell>
          <table:table-cell table:formula="of:=[.M6]*LN([.M6]/([.M$17]*[.$L27]))" office:value-type="float" office:value="0.0047883264290478" calcext:value-type="float">
            <text:p>0,0047883264290478</text:p>
          </table:table-cell>
          <table:table-cell table:formula="of:=[.N6]*LN([.N6]/([.N$17]*[.$L27]))" office:value-type="float" office:value="0.000598150626646099" calcext:value-type="float">
            <text:p>0,000598150626646099</text:p>
          </table:table-cell>
          <table:table-cell table:formula="of:=[.O6]*LN([.O6]/([.O$17]*[.$L27]))" office:value-type="float" office:value="-0.00390882856833406" calcext:value-type="float">
            <text:p>-0,00390882856833406</text:p>
          </table:table-cell>
          <table:table-cell table:formula="of:=[.P6]*LN([.P6]/([.P$17]*[.$L27]))" office:value-type="float" office:value="-0.00237327772692307" calcext:value-type="float">
            <text:p>-0,00237327772692307</text:p>
          </table:table-cell>
          <table:table-cell table:number-columns-repeated="3"/>
          <table:table-cell table:formula="of:=[.L37]*LN([.L37]/([.L$17]*([.$Q8]+[.$Q16])))" office:value-type="float" office:value="0.0152501018674218" calcext:value-type="float">
            <text:p>0,0152501018674218</text:p>
          </table:table-cell>
          <table:table-cell table:formula="of:=[.M37]*LN([.M37]/([.M$17]*([.$Q8]+[.$Q16])))" office:value-type="float" office:value="-0.000043403666906515" calcext:value-type="float">
            <text:p>-4,3403666906515E-05</text:p>
          </table:table-cell>
          <table:table-cell table:formula="of:=[.N37]*LN([.N37]/([.N$17]*([.$Q8]+[.$Q16])))" office:value-type="float" office:value="-0.00548412386776861" calcext:value-type="float">
            <text:p>-0,00548412386776861</text:p>
          </table:table-cell>
          <table:table-cell table:formula="of:=[.O37]*LN([.O37]/([.O$17]*([.$Q8]+[.$Q16])))" office:value-type="float" office:value="-0.00218612096285203" calcext:value-type="float">
            <text:p>-0,00218612096285203</text:p>
          </table:table-cell>
          <table:table-cell table:formula="of:=[.P37]*LN([.P37]/([.P$17]*([.$Q8]+[.$Q16])))" office:value-type="float" office:value="-0.00410482016315837" calcext:value-type="float">
            <text:p>-0,00410482016315837</text:p>
          </table:table-cell>
          <table:table-cell/>
        </table:table-row>
        <table:table-row table:style-name="ro1">
          <table:table-cell table:style-name="ce21" table:number-columns-repeated="7"/>
          <table:table-cell table:number-columns-repeated="3"/>
          <table:table-cell table:style-name="ce1" office:value-type="string" calcext:value-type="string">
            <text:p>Artisans</text:p>
          </table:table-cell>
          <table:table-cell table:formula="of:=SUM([.L4:.P4])" office:value-type="float" office:value="0.0433499400267764" calcext:value-type="float">
            <text:p>0,0433499400267764</text:p>
          </table:table-cell>
          <table:table-cell table:formula="of:=SUM([.L12:.P12])" office:value-type="float" office:value="0.0306634880028668" calcext:value-type="float">
            <text:p>0,0306634880028668</text:p>
          </table:table-cell>
          <table:table-cell table:number-columns-repeated="6"/>
          <table:table-cell table:formula="of:=[.L7]*LN([.L7]/([.L$17]*[.$L28]))" office:value-type="float" office:value="0.0057018358019969" calcext:value-type="float">
            <text:p>0,0057018358019969</text:p>
          </table:table-cell>
          <table:table-cell table:formula="of:=[.M7]*LN([.M7]/([.M$17]*[.$L28]))" office:value-type="float" office:value="-0.0036629382442914" calcext:value-type="float">
            <text:p>-0,0036629382442914</text:p>
          </table:table-cell>
          <table:table-cell table:formula="of:=[.N7]*LN([.N7]/([.N$17]*[.$L28]))" office:value-type="float" office:value="-0.0025437351384017" calcext:value-type="float">
            <text:p>-0,0025437351384017</text:p>
          </table:table-cell>
          <table:table-cell table:formula="of:=[.O7]*LN([.O7]/([.O$17]*[.$L28]))" office:value-type="float" office:value="0.00109710626959698" calcext:value-type="float">
            <text:p>0,00109710626959698</text:p>
          </table:table-cell>
          <table:table-cell table:formula="of:=[.P7]*LN([.P7]/([.P$17]*[.$L28]))" office:value-type="float" office:value="0.0000609681901932033" calcext:value-type="float">
            <text:p>6,09681901932033E-05</text:p>
          </table:table-cell>
          <table:table-cell table:number-columns-repeated="8"/>
          <table:table-cell table:style-name="ce22" table:formula="of:=SUM([.AB19:.AF24])" office:value-type="float" office:value="0.0196166302591722" calcext:value-type="float">
            <text:p>0,0196166302591722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Cadres</text:p>
          </table:table-cell>
          <table:table-cell table:formula="of:=SUM([.L5:.P5])" office:value-type="float" office:value="0.117582357420504" calcext:value-type="float">
            <text:p>0,117582357420504</text:p>
          </table:table-cell>
          <table:table-cell table:formula="of:=SUM([.L13:.P13])" office:value-type="float" office:value="0.0700094065885936" calcext:value-type="float">
            <text:p>0,0700094065885936</text:p>
          </table:table-cell>
          <table:table-cell table:number-columns-repeated="6"/>
          <table:table-cell table:formula="of:=[.L8]*LN([.L8]/([.L$17]*[.$L29]))" office:value-type="float" office:value="0.00734733161480232" calcext:value-type="float">
            <text:p>0,00734733161480232</text:p>
          </table:table-cell>
          <table:table-cell table:formula="of:=[.M8]*LN([.M8]/([.M$17]*[.$L29]))" office:value-type="float" office:value="-0.0005123219493934" calcext:value-type="float">
            <text:p>-0,0005123219493934</text:p>
          </table:table-cell>
          <table:table-cell table:formula="of:=[.N8]*LN([.N8]/([.N$17]*[.$L29]))" office:value-type="float" office:value="-0.0026764064255577" calcext:value-type="float">
            <text:p>-0,0026764064255577</text:p>
          </table:table-cell>
          <table:table-cell table:formula="of:=[.O8]*LN([.O8]/([.O$17]*[.$L29]))" office:value-type="float" office:value="-0.00045344555031966" calcext:value-type="float">
            <text:p>-0,00045344555031966</text:p>
          </table:table-cell>
          <table:table-cell table:formula="of:=[.P8]*LN([.P8]/([.P$17]*[.$L29]))" office:value-type="float" office:value="-0.0021755016789838" calcext:value-type="float">
            <text:p>-0,0021755016789838</text:p>
          </table:table-cell>
          <table:table-cell table:number-columns-repeated="9"/>
        </table:table-row>
        <table:table-row table:style-name="ro2">
          <table:table-cell table:number-columns-repeated="10"/>
          <table:table-cell table:style-name="ce2" office:value-type="string" calcext:value-type="string">
            <text:p>Professions intermédiaires</text:p>
          </table:table-cell>
          <table:table-cell table:formula="of:=SUM([.L6:.P6])" office:value-type="float" office:value="0.170547921343002" calcext:value-type="float">
            <text:p>0,170547921343002</text:p>
          </table:table-cell>
          <table:table-cell table:formula="of:=SUM([.L14:.P14])" office:value-type="float" office:value="0.0807100232427348" calcext:value-type="float">
            <text:p>0,0807100232427348</text:p>
          </table:table-cell>
          <table:table-cell table:number-columns-repeated="13"/>
          <table:table-cell table:style-name="ce23" office:value-type="string" calcext:value-type="string">
            <text:p>I(A,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(C,(AxS)</text:p>
          </table:table-cell>
          <table:table-cell table:number-columns-repeated="9"/>
          <table:table-cell table:style-name="ce3" office:value-type="string" calcext:value-type="string">
            <text:p>Employés</text:p>
          </table:table-cell>
          <table:table-cell table:formula="of:=SUM([.L7:.P7])" office:value-type="float" office:value="0.181014617540053" calcext:value-type="float">
            <text:p>0,181014617540053</text:p>
          </table:table-cell>
          <table:table-cell table:formula="of:=SUM([.L15:.P15])" office:value-type="float" office:value="0.043041364104657" calcext:value-type="float">
            <text:p>0,043041364104657</text:p>
          </table:table-cell>
          <table:table-cell table:number-columns-repeated="6"/>
          <table:table-cell table:formula="of:=[.L11]*LN([.L11]/([.L$17]*[.$M24]))" office:value-type="float" office:value="-0.000600791910224013" calcext:value-type="float">
            <text:p>-0,000600791910224013</text:p>
          </table:table-cell>
          <table:table-cell table:formula="of:=[.M11]*LN([.M11]/([.M$17]*[.$M24]))" office:value-type="float" office:value="-0.000579618578520108" calcext:value-type="float">
            <text:p>-0,000579618578520108</text:p>
          </table:table-cell>
          <table:table-cell table:formula="of:=[.N11]*LN([.N11]/([.N$17]*[.$M24]))" office:value-type="float" office:value="-0.000149051406105706" calcext:value-type="float">
            <text:p>-0,000149051406105706</text:p>
          </table:table-cell>
          <table:table-cell table:formula="of:=[.O11]*LN([.O11]/([.O$17]*[.$M24]))" office:value-type="float" office:value="0.00163011610672104" calcext:value-type="float">
            <text:p>0,00163011610672104</text:p>
          </table:table-cell>
          <table:table-cell table:formula="of:=[.P11]*LN([.P11]/([.P$17]*[.$M24]))" office:value-type="float" office:value="0.000888055741174799" calcext:value-type="float">
            <text:p>0,000888055741174799</text:p>
          </table:table-cell>
          <table:table-cell table:number-columns-repeated="3"/>
          <table:table-cell table:formula="of:=[.L20]*LN([.L20]/([.L$17]*[.$Q$2]))" office:value-type="float" office:value="-0.000883766506245144" calcext:value-type="float">
            <text:p>-0,000883766506245144</text:p>
          </table:table-cell>
          <table:table-cell table:formula="of:=[.M20]*LN([.M20]/([.M$17]*[.$Q$2]))" office:value-type="float" office:value="-0.000900393618210849" calcext:value-type="float">
            <text:p>-0,000900393618210849</text:p>
          </table:table-cell>
          <table:table-cell table:formula="of:=[.N20]*LN([.N20]/([.N$17]*[.$Q$2]))" office:value-type="float" office:value="0.000375570200470763" calcext:value-type="float">
            <text:p>0,000375570200470763</text:p>
          </table:table-cell>
          <table:table-cell table:formula="of:=[.O20]*LN([.O20]/([.O$17]*[.$Q$2]))" office:value-type="float" office:value="0.000938791019873891" calcext:value-type="float">
            <text:p>0,000938791019873891</text:p>
          </table:table-cell>
          <table:table-cell table:formula="of:=[.P20]*LN([.P20]/([.P$17]*[.$Q$2]))" office:value-type="float" office:value="0.000481867950933138" calcext:value-type="float">
            <text:p>0,000481867950933138</text:p>
          </table:table-cell>
          <table:table-cell/>
        </table:table-row>
        <table:table-row table:style-name="ro1">
          <table:table-cell table:number-columns-repeated="10"/>
          <table:table-cell table:style-name="ce4" office:value-type="string" calcext:value-type="string">
            <text:p>Ouvriers</text:p>
          </table:table-cell>
          <table:table-cell table:formula="of:=SUM([.L8:.P8])" office:value-type="float" office:value="0.134407210722516" calcext:value-type="float">
            <text:p>0,134407210722516</text:p>
          </table:table-cell>
          <table:table-cell table:formula="of:=SUM([.L16:.P16])" office:value-type="float" office:value="0.107944336885274" calcext:value-type="float">
            <text:p>0,107944336885274</text:p>
          </table:table-cell>
          <table:table-cell table:number-columns-repeated="6"/>
          <table:table-cell table:formula="of:=[.L12]*LN([.L12]/([.L$17]*[.$M25]))" office:value-type="float" office:value="-0.00210111407240332" calcext:value-type="float">
            <text:p>-0,00210111407240332</text:p>
          </table:table-cell>
          <table:table-cell table:formula="of:=[.M12]*LN([.M12]/([.M$17]*[.$M25]))" office:value-type="float" office:value="-0.000918983801330826" calcext:value-type="float">
            <text:p>-0,000918983801330826</text:p>
          </table:table-cell>
          <table:table-cell table:formula="of:=[.N12]*LN([.N12]/([.N$17]*[.$M25]))" office:value-type="float" office:value="0.00135470826918341" calcext:value-type="float">
            <text:p>0,00135470826918341</text:p>
          </table:table-cell>
          <table:table-cell table:formula="of:=[.O12]*LN([.O12]/([.O$17]*[.$M25]))" office:value-type="float" office:value="0.00216852408097528" calcext:value-type="float">
            <text:p>0,00216852408097528</text:p>
          </table:table-cell>
          <table:table-cell table:formula="of:=[.P12]*LN([.P12]/([.P$17]*[.$M25]))" office:value-type="float" office:value="0.00209849938863313" calcext:value-type="float">
            <text:p>0,00209849938863313</text:p>
          </table:table-cell>
          <table:table-cell table:number-columns-repeated="3"/>
          <table:table-cell table:formula="of:=[.L21]*LN([.L21]/([.L$17]*[.$Q$10]))" office:value-type="float" office:value="0.000893122380719369" calcext:value-type="float">
            <text:p>0,000893122380719369</text:p>
          </table:table-cell>
          <table:table-cell table:formula="of:=[.M21]*LN([.M21]/([.M$17]*[.$Q$10]))" office:value-type="float" office:value="0.000907877975705591" calcext:value-type="float">
            <text:p>0,000907877975705591</text:p>
          </table:table-cell>
          <table:table-cell table:formula="of:=[.N21]*LN([.N21]/([.N$17]*[.$Q$10]))" office:value-type="float" office:value="-0.000374422515442284" calcext:value-type="float">
            <text:p>-0,000374422515442284</text:p>
          </table:table-cell>
          <table:table-cell table:formula="of:=[.O21]*LN([.O21]/([.O$17]*[.$Q$10]))" office:value-type="float" office:value="-0.000930792905255075" calcext:value-type="float">
            <text:p>-0,000930792905255075</text:p>
          </table:table-cell>
          <table:table-cell table:formula="of:=[.P21]*LN([.P21]/([.P$17]*[.$Q$10]))" office:value-type="float" office:value="-0.000472430734292761" calcext:value-type="float">
            <text:p>-0,000472430734292761</text:p>
          </table:table-cell>
          <table:table-cell/>
        </table:table-row>
        <table:table-row table:style-name="ro1">
          <table:table-cell table:number-columns-repeated="19"/>
          <table:table-cell table:formula="of:=[.L13]*LN([.L13]/([.L$17]*[.$M26]))" office:value-type="float" office:value="-0.00399731088651241" calcext:value-type="float">
            <text:p>-0,00399731088651241</text:p>
          </table:table-cell>
          <table:table-cell table:formula="of:=[.M13]*LN([.M13]/([.M$17]*[.$M26]))" office:value-type="float" office:value="0.000117276773022474" calcext:value-type="float">
            <text:p>0,000117276773022474</text:p>
          </table:table-cell>
          <table:table-cell table:formula="of:=[.N13]*LN([.N13]/([.N$17]*[.$M26]))" office:value-type="float" office:value="0.00223128758415281" calcext:value-type="float">
            <text:p>0,00223128758415281</text:p>
          </table:table-cell>
          <table:table-cell table:formula="of:=[.O13]*LN([.O13]/([.O$17]*[.$M26]))" office:value-type="float" office:value="0.000817082447569931" calcext:value-type="float">
            <text:p>0,000817082447569931</text:p>
          </table:table-cell>
          <table:table-cell table:formula="of:=[.P13]*LN([.P13]/([.P$17]*[.$M26]))" office:value-type="float" office:value="0.00270806719279929" calcext:value-type="float">
            <text:p>0,00270806719279929</text:p>
          </table:table-cell>
          <table:table-cell table:number-columns-repeated="8"/>
          <table:table-cell table:style-name="ce24" table:formula="of:=SUM([.AB28:.AF29])" office:value-type="float" office:value="0.0000354232482566378" calcext:value-type="float">
            <text:p>3,54232482566378E-0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xA</text:p>
          </table:table-cell>
          <table:table-cell table:style-name="ce6" office:value-type="string" calcext:value-type="string">
            <text:p>15-29</text:p>
          </table:table-cell>
          <table:table-cell table:style-name="ce6" office:value-type="string" calcext:value-type="string">
            <text:p>30-39</text:p>
          </table:table-cell>
          <table:table-cell table:style-name="ce6" office:value-type="string" calcext:value-type="string">
            <text:p>40-49</text:p>
          </table:table-cell>
          <table:table-cell table:style-name="ce6" office:value-type="string" calcext:value-type="string">
            <text:p>50-59</text:p>
          </table:table-cell>
          <table:table-cell table:style-name="ce6" office:value-type="float" office:value="60" calcext:value-type="float">
            <text:p>60</text:p>
          </table:table-cell>
          <table:table-cell table:number-columns-repeated="3"/>
          <table:table-cell table:formula="of:=[.L14]*LN([.L14]/([.L$17]*[.$M27]))" office:value-type="float" office:value="0.000198738898919094" calcext:value-type="float">
            <text:p>0,000198738898919094</text:p>
          </table:table-cell>
          <table:table-cell table:formula="of:=[.M14]*LN([.M14]/([.M$17]*[.$M27]))" office:value-type="float" office:value="0.00128492098482703" calcext:value-type="float">
            <text:p>0,00128492098482703</text:p>
          </table:table-cell>
          <table:table-cell table:formula="of:=[.N14]*LN([.N14]/([.N$17]*[.$M27]))" office:value-type="float" office:value="0.000764569172136567" calcext:value-type="float">
            <text:p>0,000764569172136567</text:p>
          </table:table-cell>
          <table:table-cell table:formula="of:=[.O14]*LN([.O14]/([.O$17]*[.$M27]))" office:value-type="float" office:value="-0.000875055144388129" calcext:value-type="float">
            <text:p>-0,000875055144388129</text:p>
          </table:table-cell>
          <table:table-cell table:formula="of:=[.P14]*LN([.P14]/([.P$17]*[.$M27]))" office:value-type="float" office:value="-0.00108414654129004" calcext:value-type="float">
            <text:p>-0,00108414654129004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1" office:value-type="string" calcext:value-type="string">
            <text:p>Agriculteurs</text:p>
          </table:table-cell>
          <table:table-cell table:formula="of:=[.L3]+[.L11]" office:value-type="float" office:value="0.00129402806050079" calcext:value-type="float">
            <text:p>0,00129402806050079</text:p>
          </table:table-cell>
          <table:table-cell table:formula="of:=[.M3]+[.M11]" office:value-type="float" office:value="0.00314050656221538" calcext:value-type="float">
            <text:p>0,00314050656221538</text:p>
          </table:table-cell>
          <table:table-cell table:formula="of:=[.N3]+[.N11]" office:value-type="float" office:value="0.00521095145901664" calcext:value-type="float">
            <text:p>0,00521095145901664</text:p>
          </table:table-cell>
          <table:table-cell table:formula="of:=[.O3]+[.O11]" office:value-type="float" office:value="0.00809016389363089" calcext:value-type="float">
            <text:p>0,00809016389363089</text:p>
          </table:table-cell>
          <table:table-cell table:formula="of:=[.P3]+[.P11]" office:value-type="float" office:value="0.00299368414765856" calcext:value-type="float">
            <text:p>0,00299368414765856</text:p>
          </table:table-cell>
          <table:table-cell table:number-columns-repeated="3"/>
          <table:table-cell table:formula="of:=[.L15]*LN([.L15]/([.L$17]*[.$M28]))" office:value-type="float" office:value="0.00459938390740877" calcext:value-type="float">
            <text:p>0,00459938390740877</text:p>
          </table:table-cell>
          <table:table-cell table:formula="of:=[.M15]*LN([.M15]/([.M$17]*[.$M28]))" office:value-type="float" office:value="0.000801177610316142" calcext:value-type="float">
            <text:p>0,000801177610316142</text:p>
          </table:table-cell>
          <table:table-cell table:formula="of:=[.N15]*LN([.N15]/([.N$17]*[.$M28]))" office:value-type="float" office:value="-0.00131214452083834" calcext:value-type="float">
            <text:p>-0,00131214452083834</text:p>
          </table:table-cell>
          <table:table-cell table:formula="of:=[.O15]*LN([.O15]/([.O$17]*[.$M28]))" office:value-type="float" office:value="-0.00202913394970891" calcext:value-type="float">
            <text:p>-0,00202913394970891</text:p>
          </table:table-cell>
          <table:table-cell table:formula="of:=[.P15]*LN([.P15]/([.P$17]*[.$M28]))" office:value-type="float" office:value="-0.000690215570273633" calcext:value-type="float">
            <text:p>-0,000690215570273633</text:p>
          </table:table-cell>
          <table:table-cell table:number-columns-repeated="2"/>
          <table:table-cell table:style-name="ce8" office:value-type="string" calcext:value-type="string">
            <text:p>I(S,C)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1" office:value-type="string" calcext:value-type="string">
            <text:p>Artisans</text:p>
          </table:table-cell>
          <table:table-cell table:formula="of:=[.L4]+[.L12]" office:value-type="float" office:value="0.00489242147489337" calcext:value-type="float">
            <text:p>0,00489242147489337</text:p>
          </table:table-cell>
          <table:table-cell table:formula="of:=[.M4]+[.M12]" office:value-type="float" office:value="0.0153367210324353" calcext:value-type="float">
            <text:p>0,0153367210324353</text:p>
          </table:table-cell>
          <table:table-cell table:formula="of:=[.N4]+[.N12]" office:value-type="float" office:value="0.0234741667205845" calcext:value-type="float">
            <text:p>0,0234741667205845</text:p>
          </table:table-cell>
          <table:table-cell table:formula="of:=[.O4]+[.O12]" office:value-type="float" office:value="0.0225086227062108" calcext:value-type="float">
            <text:p>0,0225086227062108</text:p>
          </table:table-cell>
          <table:table-cell table:formula="of:=[.P4]+[.P12]" office:value-type="float" office:value="0.00780149609551918" calcext:value-type="float">
            <text:p>0,00780149609551918</text:p>
          </table:table-cell>
          <table:table-cell table:number-columns-repeated="3"/>
          <table:table-cell table:formula="of:=[.L16]*LN([.L16]/([.L$17]*[.$M29]))" office:value-type="float" office:value="0.00793010558795305" calcext:value-type="float">
            <text:p>0,00793010558795305</text:p>
          </table:table-cell>
          <table:table-cell table:formula="of:=[.M16]*LN([.M16]/([.M$17]*[.$M29]))" office:value-type="float" office:value="0.000477283828767805" calcext:value-type="float">
            <text:p>0,000477283828767805</text:p>
          </table:table-cell>
          <table:table-cell table:formula="of:=[.N16]*LN([.N16]/([.N$17]*[.$M29]))" office:value-type="float" office:value="-0.00280238174770045" calcext:value-type="float">
            <text:p>-0,00280238174770045</text:p>
          </table:table-cell>
          <table:table-cell table:formula="of:=[.O16]*LN([.O16]/([.O$17]*[.$M29]))" office:value-type="float" office:value="-0.00171103908673576" calcext:value-type="float">
            <text:p>-0,00171103908673576</text:p>
          </table:table-cell>
          <table:table-cell table:formula="of:=[.P16]*LN([.P16]/([.P$17]*[.$M29]))" office:value-type="float" office:value="-0.00191825209259561" calcext:value-type="float">
            <text:p>-0,00191825209259561</text:p>
          </table:table-cell>
          <table:table-cell table:number-columns-repeated="3"/>
          <table:table-cell table:formula="of:=[.L24]*LN([.L24]/([.$Q$2]*([.$Q3]+[.$Q11])))" office:value-type="float" office:value="-0.0015708271770031" calcext:value-type="float">
            <text:p>-0,0015708271770031</text:p>
          </table:table-cell>
          <table:table-cell table:formula="of:=[.M24]*LN([.M24]/([.$Q$10]*([.$Q3]+[.$Q11])))" office:value-type="float" office:value="0.00186355229421324" calcext:value-type="float">
            <text:p>0,00186355229421324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" office:value-type="string" calcext:value-type="string">
            <text:p>Cadres</text:p>
          </table:table-cell>
          <table:table-cell table:formula="of:=[.L5]+[.L13]" office:value-type="float" office:value="0.0219138675014807" calcext:value-type="float">
            <text:p>0,0219138675014807</text:p>
          </table:table-cell>
          <table:table-cell table:formula="of:=[.M5]+[.M13]" office:value-type="float" office:value="0.0471399491347431" calcext:value-type="float">
            <text:p>0,0471399491347431</text:p>
          </table:table-cell>
          <table:table-cell table:formula="of:=[.N5]+[.N13]" office:value-type="float" office:value="0.0568053433404837" calcext:value-type="float">
            <text:p>0,0568053433404837</text:p>
          </table:table-cell>
          <table:table-cell table:formula="of:=[.O5]+[.O13]" office:value-type="float" office:value="0.0467990225111112" calcext:value-type="float">
            <text:p>0,0467990225111112</text:p>
          </table:table-cell>
          <table:table-cell table:formula="of:=[.P5]+[.P13]" office:value-type="float" office:value="0.0149335815212793" calcext:value-type="float">
            <text:p>0,0149335815212793</text:p>
          </table:table-cell>
          <table:table-cell table:number-columns-repeated="8"/>
          <table:table-cell table:style-name="ce19" table:formula="of:=SUM([.T21:.X33])" office:value-type="float" office:value="0.0206576438471982" calcext:value-type="float">
            <text:p>0,0206576438471982</text:p>
          </table:table-cell>
          <table:table-cell table:number-columns-repeated="2"/>
          <table:table-cell table:formula="of:=[.L25]*LN([.L25]/([.$Q$2]*([.$Q4]+[.$Q12])))" office:value-type="float" office:value="-0.00510358990974555" calcext:value-type="float">
            <text:p>-0,00510358990974555</text:p>
          </table:table-cell>
          <table:table-cell table:formula="of:=[.M25]*LN([.M25]/([.$Q$10]*([.$Q4]+[.$Q12])))" office:value-type="float" office:value="0.00595951675888852" calcext:value-type="float">
            <text:p>0,00595951675888852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2" office:value-type="string" calcext:value-type="string">
            <text:p>Professions intermédiaires</text:p>
          </table:table-cell>
          <table:table-cell table:formula="of:=[.L6]+[.L14]" office:value-type="float" office:value="0.0489490999039433" calcext:value-type="float">
            <text:p>0,0489490999039433</text:p>
          </table:table-cell>
          <table:table-cell table:formula="of:=[.M6]+[.M14]" office:value-type="float" office:value="0.0665777437127656" calcext:value-type="float">
            <text:p>0,0665777437127656</text:p>
          </table:table-cell>
          <table:table-cell table:formula="of:=[.N6]+[.N14]" office:value-type="float" office:value="0.0699447051855686" calcext:value-type="float">
            <text:p>0,0699447051855686</text:p>
          </table:table-cell>
          <table:table-cell table:formula="of:=[.O6]+[.O14]" office:value-type="float" office:value="0.0563325253953007" calcext:value-type="float">
            <text:p>0,0563325253953007</text:p>
          </table:table-cell>
          <table:table-cell table:formula="of:=[.P6]+[.P14]" office:value-type="float" office:value="0.00945387038815865" calcext:value-type="float">
            <text:p>0,00945387038815865</text:p>
          </table:table-cell>
          <table:table-cell table:number-columns-repeated="11"/>
          <table:table-cell table:formula="of:=[.L26]*LN([.L26]/([.$Q$2]*([.$Q5]+[.$Q13])))" office:value-type="float" office:value="-0.00586947006684885" calcext:value-type="float">
            <text:p>-0,00586947006684885</text:p>
          </table:table-cell>
          <table:table-cell table:formula="of:=[.M26]*LN([.M26]/([.$Q$10]*([.$Q5]+[.$Q13])))" office:value-type="float" office:value="0.00629297739777512" calcext:value-type="float">
            <text:p>0,00629297739777512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3" office:value-type="string" calcext:value-type="string">
            <text:p>Employés</text:p>
          </table:table-cell>
          <table:table-cell table:formula="of:=[.L7]+[.L15]" office:value-type="float" office:value="0.0509374237892128" calcext:value-type="float">
            <text:p>0,0509374237892128</text:p>
          </table:table-cell>
          <table:table-cell table:formula="of:=[.M7]+[.M15]" office:value-type="float" office:value="0.0511414820602917" calcext:value-type="float">
            <text:p>0,0511414820602917</text:p>
          </table:table-cell>
          <table:table-cell table:formula="of:=[.N7]+[.N15]" office:value-type="float" office:value="0.0571587125416204" calcext:value-type="float">
            <text:p>0,0571587125416204</text:p>
          </table:table-cell>
          <table:table-cell table:formula="of:=[.O7]+[.O15]" office:value-type="float" office:value="0.0534881521776999" calcext:value-type="float">
            <text:p>0,0534881521776999</text:p>
          </table:table-cell>
          <table:table-cell table:formula="of:=[.P7]+[.P15]" office:value-type="float" office:value="0.0113302110758848" calcext:value-type="float">
            <text:p>0,0113302110758848</text:p>
          </table:table-cell>
          <table:table-cell table:number-columns-repeated="11"/>
          <table:table-cell table:formula="of:=[.L27]*LN([.L27]/([.$Q$2]*([.$Q6]+[.$Q14])))" office:value-type="float" office:value="0.00507336143694123" calcext:value-type="float">
            <text:p>0,00507336143694123</text:p>
          </table:table-cell>
          <table:table-cell table:formula="of:=[.M27]*LN([.M27]/([.$Q$10]*([.$Q6]+[.$Q14])))" office:value-type="float" office:value="-0.00484996125203759" calcext:value-type="float">
            <text:p>-0,00484996125203759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4" office:value-type="string" calcext:value-type="string">
            <text:p>Ouvriers</text:p>
          </table:table-cell>
          <table:table-cell table:formula="of:=[.L8]+[.L16]" office:value-type="float" office:value="0.0586642644197031" calcext:value-type="float">
            <text:p>0,0586642644197031</text:p>
          </table:table-cell>
          <table:table-cell table:formula="of:=[.M8]+[.M16]" office:value-type="float" office:value="0.0585871204391732" calcext:value-type="float">
            <text:p>0,0585871204391732</text:p>
          </table:table-cell>
          <table:table-cell table:formula="of:=[.N8]+[.N16]" office:value-type="float" office:value="0.0604261333943849" calcext:value-type="float">
            <text:p>0,0604261333943849</text:p>
          </table:table-cell>
          <table:table-cell table:formula="of:=[.O8]+[.O16]" office:value-type="float" office:value="0.0569447002085376" calcext:value-type="float">
            <text:p>0,0569447002085376</text:p>
          </table:table-cell>
          <table:table-cell table:formula="of:=[.P8]+[.P16]" office:value-type="float" office:value="0.00772932914599125" calcext:value-type="float">
            <text:p>0,00772932914599125</text:p>
          </table:table-cell>
          <table:table-cell table:number-columns-repeated="11"/>
          <table:table-cell table:formula="of:=[.L28]*LN([.L28]/([.$Q$2]*([.$Q7]+[.$Q15])))" office:value-type="float" office:value="0.0369076192301361" calcext:value-type="float">
            <text:p>0,0369076192301361</text:p>
          </table:table-cell>
          <table:table-cell table:formula="of:=[.M28]*LN([.M28]/([.$Q$10]*([.$Q7]+[.$Q15])))" office:value-type="float" office:value="-0.0247147046619407" calcext:value-type="float">
            <text:p>-0,0247147046619407</text:p>
          </table:table-cell>
          <table:table-cell table:number-columns-repeated="4"/>
        </table:table-row>
        <table:table-row table:style-name="ro1">
          <table:table-cell table:number-columns-repeated="27"/>
          <table:table-cell table:formula="of:=[.L29]*LN([.L29]/([.$Q$2]*([.$Q8]+[.$Q16])))" office:value-type="float" office:value="-0.0231589117736759" calcext:value-type="float">
            <text:p>-0,0231589117736759</text:p>
          </table:table-cell>
          <table:table-cell table:formula="of:=[.M29]*LN([.M29]/([.$Q$10]*([.$Q8]+[.$Q16])))" office:value-type="float" office:value="0.0287944180388148" calcext:value-type="float">
            <text:p>0,0287944180388148</text:p>
          </table:table-cell>
          <table:table-cell table:number-columns-repeated="4"/>
        </table:table-row>
        <table:table-row table:style-name="ro1">
          <table:table-cell table:number-columns-repeated="29"/>
          <table:table-cell table:style-name="ce8" table:formula="of:=SUM([.AB33]+[.AC38])" office:value-type="float" office:value="0.0272235908618117" calcext:value-type="float">
            <text:p>0,0272235908618117</text:p>
          </table:table-cell>
          <table:table-cell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6"/>
          <table:table-cell office:value-type="string" calcext:value-type="string">
            <text:p>I(C)=I(C,A)+I(C,S)</text:p>
          </table:table-cell>
          <table:table-cell table:formula="of:=[.AG25]+[.AD39]" office:value-type="float" office:value="0.0468402211209838" calcext:value-type="float">
            <text:p>0,0468402211209838</text:p>
          </table:table-cell>
          <table:table-cell table:number-columns-repeated="5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6"/>
          <table:table-cell office:value-type="string" calcext:value-type="string">
            <text:p>I(A)=I(C,A)+I(S,A)</text:p>
          </table:table-cell>
          <table:table-cell table:formula="of:=[.AG25]+[.AG30]" office:value-type="float" office:value="0.0196520535074288" calcext:value-type="float">
            <text:p>0,0196520535074288</text:p>
          </table:table-cell>
          <table:table-cell table:number-columns-repeated="5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6"/>
          <table:table-cell office:value-type="string" calcext:value-type="string">
            <text:p>I(S)=I(S,A)+I(S,C)</text:p>
          </table:table-cell>
          <table:table-cell table:formula="of:=[.AG30]+[.AD39]" office:value-type="float" office:value="0.0272590141100683" calcext:value-type="float">
            <text:p>0,0272590141100683</text:p>
          </table:table-cell>
          <table:table-cell table:number-columns-repeated="5"/>
        </table:table-row>
      </table:table>
      <table:table table:name="Ex 3" table:style-name="ta1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X Y</text:p>
          </table:table-cell>
          <table:table-cell table:style-name="ce44" office:value-type="percentage" office:value="0" calcext:value-type="percentage">
            <text:p>0,00 %</text:p>
          </table:table-cell>
          <table:table-cell table:style-name="ce45" office:value-type="string" calcext:value-type="string">
            <text:p>Entre 0 et 0,5 %</text:p>
          </table:table-cell>
          <table:table-cell table:style-name="ce45" office:value-type="string" calcext:value-type="string">
            <text:p>Entre 0,5 et 1 %</text:p>
          </table:table-cell>
          <table:table-cell table:style-name="ce45" office:value-type="string" calcext:value-type="string">
            <text:p>Entre 1 et 3 %</text:p>
          </table:table-cell>
          <table:table-cell table:style-name="ce45" office:value-type="string" calcext:value-type="string">
            <text:p>Plus de 3 %</text:p>
          </table:table-cell>
          <table:table-cell table:number-columns-repeated="2"/>
          <table:table-cell office:value-type="string" calcext:value-type="string">
            <text:p>2 classes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Oui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{1}{2,3,4,5}</text:p>
          </table:table-cell>
          <table:table-cell office:value-type="string" calcext:value-type="string">
            <text:p>P₁</text:p>
          </table:table-cell>
          <table:table-cell office:value-type="string" calcext:value-type="string">
            <text:p>P₂</text:p>
          </table:table-cell>
          <table:table-cell office:value-type="string" calcext:value-type="string">
            <text:p>H(X)</text:p>
          </table:table-cell>
          <table:table-cell/>
        </table:table-row>
        <table:table-row table:style-name="ro1">
          <table:table-cell table:style-name="ce43" office:value-type="string" calcext:value-type="string">
            <text:p>Non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SUM([.B8:.B9])" office:value-type="float" office:value="0.402777777777778" calcext:value-type="float">
            <text:p>0,402777777777778</text:p>
          </table:table-cell>
          <table:table-cell table:formula="of:=SUM([.C8:.F9])" office:value-type="float" office:value="0.597222222222222" calcext:value-type="float">
            <text:p>0,597222222222222</text:p>
          </table:table-cell>
          <table:table-cell table:formula="of:=-[.J3]*LN([.J3])-[.K3]*LN([.K3])" office:value-type="float" office:value="0.674121896176737" calcext:value-type="float">
            <text:p>0,674121896176737</text:p>
          </table:table-cell>
          <table:table-cell/>
        </table:table-row>
        <table:table-row table:style-name="ro1">
          <table:table-cell table:number-columns-repeated="5"/>
          <table:table-cell table:style-name="ce7" office:value-type="string" calcext:value-type="string">
            <text:p>Total </text:p>
          </table:table-cell>
          <table:table-cell table:style-name="ce7" table:formula="of:=SUM([.B2:.F3])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{1,2}{3,4,5}</text:p>
          </table:table-cell>
          <table:table-cell office:value-type="string" calcext:value-type="string">
            <text:p>P₁</text:p>
          </table:table-cell>
          <table:table-cell office:value-type="string" calcext:value-type="string">
            <text:p>P₂</text:p>
          </table:table-cell>
          <table:table-cell office:value-type="string" calcext:value-type="string">
            <text:p>H(X)</text:p>
          </table:table-cell>
          <table:table-cell/>
        </table:table-row>
        <table:table-row table:style-name="ro1">
          <table:table-cell table:number-columns-repeated="9"/>
          <table:table-cell table:formula="of:=SUM([.B8:.C9])" office:value-type="float" office:value="0.625" calcext:value-type="float">
            <text:p>0,625</text:p>
          </table:table-cell>
          <table:table-cell table:formula="of:=SUM([.D8:.F9])" office:value-type="float" office:value="0.375" calcext:value-type="float">
            <text:p>0,375</text:p>
          </table:table-cell>
          <table:table-cell table:formula="of:=-[.J6]*LN([.J6])-[.K6]*LN([.K6])" office:value-type="float" office:value="0.661563238157982" calcext:value-type="float">
            <text:p>0,661563238157982</text:p>
          </table:table-cell>
          <table:table-cell/>
        </table:table-row>
        <table:table-row table:style-name="ro1">
          <table:table-cell office:value-type="string" calcext:value-type="string">
            <text:p>X Y</text:p>
          </table:table-cell>
          <table:table-cell table:style-name="ce44" office:value-type="percentage" office:value="0" calcext:value-type="percentage">
            <text:p>0,00 %</text:p>
          </table:table-cell>
          <table:table-cell table:style-name="ce45" office:value-type="string" calcext:value-type="string">
            <text:p>Entre 0 et 0,5 %</text:p>
          </table:table-cell>
          <table:table-cell table:style-name="ce45" office:value-type="string" calcext:value-type="string">
            <text:p>Entre 0,5 et 1 %</text:p>
          </table:table-cell>
          <table:table-cell table:style-name="ce45" office:value-type="string" calcext:value-type="string">
            <text:p>Entre 1 et 3 %</text:p>
          </table:table-cell>
          <table:table-cell table:style-name="ce45" office:value-type="string" calcext:value-type="string">
            <text:p>Plus de 3 %</text:p>
          </table:table-cell>
          <table:table-cell office:value-type="string" calcext:value-type="string">
            <text:p>P_Y</text:p>
          </table:table-cell>
          <table:table-cell table:number-columns-repeated="6"/>
        </table:table-row>
        <table:table-row table:style-name="ro1">
          <table:table-cell table:style-name="ce43" office:value-type="string" calcext:value-type="string">
            <text:p>Oui </text:p>
          </table:table-cell>
          <table:table-cell table:formula="of:=[.B2]/[.$G$4]" office:value-type="float" office:value="0.0277777777777778" calcext:value-type="float">
            <text:p>0,0277777777777778</text:p>
          </table:table-cell>
          <table:table-cell table:formula="of:=[.C2]/[.$G$4]" office:value-type="float" office:value="0.0833333333333333" calcext:value-type="float">
            <text:p>0,0833333333333333</text:p>
          </table:table-cell>
          <table:table-cell table:formula="of:=[.D2]/[.$G$4]" office:value-type="float" office:value="0.111111111111111" calcext:value-type="float">
            <text:p>0,111111111111111</text:p>
          </table:table-cell>
          <table:table-cell table:formula="of:=[.E2]/[.$G$4]" office:value-type="float" office:value="0.0694444444444444" calcext:value-type="float">
            <text:p>0,0694444444444444</text:p>
          </table:table-cell>
          <table:table-cell table:formula="of:=[.F2]/[.$G$4]" office:value-type="float" office:value="0.0138888888888889" calcext:value-type="float">
            <text:p>0,0138888888888889</text:p>
          </table:table-cell>
          <table:table-cell table:formula="of:=SUM([.B8:.F8])" office:value-type="float" office:value="0.305555555555555" calcext:value-type="float">
            <text:p>0,305555555555555</text:p>
          </table:table-cell>
          <table:table-cell/>
          <table:table-cell office:value-type="string" calcext:value-type="string">
            <text:p>{1,2,3}{4,5}</text:p>
          </table:table-cell>
          <table:table-cell office:value-type="string" calcext:value-type="string">
            <text:p>P₁</text:p>
          </table:table-cell>
          <table:table-cell office:value-type="string" calcext:value-type="string">
            <text:p>P₂</text:p>
          </table:table-cell>
          <table:table-cell office:value-type="string" calcext:value-type="string">
            <text:p>H(X)</text:p>
          </table:table-cell>
          <table:table-cell/>
        </table:table-row>
        <table:table-row table:style-name="ro1">
          <table:table-cell table:style-name="ce43" office:value-type="string" calcext:value-type="string">
            <text:p>Non</text:p>
          </table:table-cell>
          <table:table-cell table:formula="of:=[.B3]/[.$G$4]" office:value-type="float" office:value="0.375" calcext:value-type="float">
            <text:p>0,375</text:p>
          </table:table-cell>
          <table:table-cell table:formula="of:=[.C3]/[.$G$4]" office:value-type="float" office:value="0.138888888888889" calcext:value-type="float">
            <text:p>0,138888888888889</text:p>
          </table:table-cell>
          <table:table-cell table:formula="of:=[.D3]/[.$G$4]" office:value-type="float" office:value="0.111111111111111" calcext:value-type="float">
            <text:p>0,111111111111111</text:p>
          </table:table-cell>
          <table:table-cell table:formula="of:=[.E3]/[.$G$4]" office:value-type="float" office:value="0.0694444444444444" calcext:value-type="float">
            <text:p>0,0694444444444444</text:p>
          </table:table-cell>
          <table:table-cell table:formula="of:=[.F3]/[.$G$4]" office:value-type="float" office:value="0" calcext:value-type="float">
            <text:p>0</text:p>
          </table:table-cell>
          <table:table-cell table:formula="of:=SUM([.B9:.F9])" office:value-type="float" office:value="0.694444444444444" calcext:value-type="float">
            <text:p>0,694444444444444</text:p>
          </table:table-cell>
          <table:table-cell table:number-columns-repeated="2"/>
          <table:table-cell table:formula="of:=SUM([.B8:.D9])" office:value-type="float" office:value="0.847222222222222" calcext:value-type="float">
            <text:p>0,847222222222222</text:p>
          </table:table-cell>
          <table:table-cell table:formula="of:=SUM([.E8:.F9])" office:value-type="float" office:value="0.152777777777778" calcext:value-type="float">
            <text:p>0,152777777777778</text:p>
          </table:table-cell>
          <table:table-cell table:formula="of:=-[.J9]*LN([.J9])-[.K9]*LN([.K9])" office:value-type="float" office:value="0.427497317413916" calcext:value-type="float">
            <text:p>0,427497317413916</text:p>
          </table:table-cell>
          <table:table-cell/>
        </table:table-row>
        <table:table-row table:style-name="ro1">
          <table:table-cell office:value-type="string" calcext:value-type="string">
            <text:p>P_X</text:p>
          </table:table-cell>
          <table:table-cell table:formula="of:=SUM([.B8:.B9])" office:value-type="float" office:value="0.402777777777778" calcext:value-type="float">
            <text:p>0,402777777777778</text:p>
          </table:table-cell>
          <table:table-cell table:formula="of:=SUM([.C8:.C9])" office:value-type="float" office:value="0.222222222222222" calcext:value-type="float">
            <text:p>0,222222222222222</text:p>
          </table:table-cell>
          <table:table-cell table:formula="of:=SUM([.D8:.D9])" office:value-type="float" office:value="0.222222222222222" calcext:value-type="float">
            <text:p>0,222222222222222</text:p>
          </table:table-cell>
          <table:table-cell table:formula="of:=SUM([.E8:.E9])" office:value-type="float" office:value="0.138888888888889" calcext:value-type="float">
            <text:p>0,138888888888889</text:p>
          </table:table-cell>
          <table:table-cell table:formula="of:=SUM([.F8:.F9])" office:value-type="float" office:value="0.0138888888888889" calcext:value-type="float">
            <text:p>0,0138888888888889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{1,2,3,4}{5}</text:p>
          </table:table-cell>
          <table:table-cell office:value-type="string" calcext:value-type="string">
            <text:p>P₁</text:p>
          </table:table-cell>
          <table:table-cell office:value-type="string" calcext:value-type="string">
            <text:p>P₂</text:p>
          </table:table-cell>
          <table:table-cell office:value-type="string" calcext:value-type="string">
            <text:p>H(X)</text:p>
          </table:table-cell>
          <table:table-cell/>
        </table:table-row>
        <table:table-row table:style-name="ro1">
          <table:table-cell table:number-columns-repeated="9"/>
          <table:table-cell table:formula="of:=SUM([.B8:.E9])" office:value-type="float" office:value="0.986111111111111" calcext:value-type="float">
            <text:p>0,986111111111111</text:p>
          </table:table-cell>
          <table:table-cell table:formula="of:=SUM([.F8:.F9])" office:value-type="float" office:value="0.0138888888888889" calcext:value-type="float">
            <text:p>0,0138888888888889</text:p>
          </table:table-cell>
          <table:table-cell table:formula="of:=-[.J12]*LN([.J12])-[.K12]*LN([.K12])" office:value-type="float" office:value="0.0731901291558692" calcext:value-type="float">
            <text:p>0,0731901291558692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3 classes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{1}{2}{3,4,5}</text:p>
          </table:table-cell>
          <table:table-cell office:value-type="string" calcext:value-type="string">
            <text:p>P₁</text:p>
          </table:table-cell>
          <table:table-cell office:value-type="string" calcext:value-type="string">
            <text:p>P₂</text:p>
          </table:table-cell>
          <table:table-cell office:value-type="string" calcext:value-type="string">
            <text:p>P₃</text:p>
          </table:table-cell>
          <table:table-cell office:value-type="string" calcext:value-type="string">
            <text:p>H(X)</text:p>
          </table:table-cell>
        </table:table-row>
        <table:table-row table:style-name="ro1">
          <table:table-cell table:number-columns-repeated="9"/>
          <table:table-cell table:formula="of:=SUM([.B8:.B9])" office:value-type="float" office:value="0.402777777777778" calcext:value-type="float">
            <text:p>0,402777777777778</text:p>
          </table:table-cell>
          <table:table-cell table:formula="of:=SUM([.C8:.C9])" office:value-type="float" office:value="0.222222222222222" calcext:value-type="float">
            <text:p>0,222222222222222</text:p>
          </table:table-cell>
          <table:table-cell table:formula="of:=SUM([.D8:.F9])" office:value-type="float" office:value="0.375" calcext:value-type="float">
            <text:p>0,37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-p*ln(P)</text:p>
          </table:table-cell>
          <table:table-cell table:formula="of:=-[.J17]*LN([.J17])" office:value-type="float" office:value="0.36627414419247" calcext:value-type="float">
            <text:p>0,36627414419247</text:p>
          </table:table-cell>
          <table:table-cell table:formula="of:=-[.K17]*LN([.K17])" office:value-type="float" office:value="0.334239421505839" calcext:value-type="float">
            <text:p>0,334239421505839</text:p>
          </table:table-cell>
          <table:table-cell table:formula="of:=-[.L17]*LN([.L17])" office:value-type="float" office:value="0.367810969879397" calcext:value-type="float">
            <text:p>0,367810969879397</text:p>
          </table:table-cell>
          <table:table-cell table:formula="of:=SUM([.J18:.L18])" office:value-type="float" office:value="1.06832453557771" calcext:value-type="float">
            <text:p>1,0683245355777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{1,2}{3}{4,5}</text:p>
          </table:table-cell>
          <table:table-cell office:value-type="string" calcext:value-type="string">
            <text:p>P₁</text:p>
          </table:table-cell>
          <table:table-cell office:value-type="string" calcext:value-type="string">
            <text:p>P₂</text:p>
          </table:table-cell>
          <table:table-cell office:value-type="string" calcext:value-type="string">
            <text:p>P₃</text:p>
          </table:table-cell>
          <table:table-cell office:value-type="string" calcext:value-type="string">
            <text:p>H(X)</text:p>
          </table:table-cell>
        </table:table-row>
        <table:table-row table:style-name="ro1">
          <table:table-cell table:number-columns-repeated="9"/>
          <table:table-cell table:formula="of:=SUM([.B8:.C9])" office:value-type="float" office:value="0.625" calcext:value-type="float">
            <text:p>0,625</text:p>
          </table:table-cell>
          <table:table-cell table:formula="of:=SUM([.D8:.D9])" office:value-type="float" office:value="0.222222222222222" calcext:value-type="float">
            <text:p>0,222222222222222</text:p>
          </table:table-cell>
          <table:table-cell table:formula="of:=SUM([.E8:.F9])" office:value-type="float" office:value="0.152777777777778" calcext:value-type="float">
            <text:p>0,15277777777777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-p*ln(P)</text:p>
          </table:table-cell>
          <table:table-cell table:formula="of:=-[.J21]*LN([.J21])" office:value-type="float" office:value="0.293752268278585" calcext:value-type="float">
            <text:p>0,293752268278585</text:p>
          </table:table-cell>
          <table:table-cell table:formula="of:=-[.K21]*LN([.K21])" office:value-type="float" office:value="0.334239421505839" calcext:value-type="float">
            <text:p>0,334239421505839</text:p>
          </table:table-cell>
          <table:table-cell table:formula="of:=-[.L21]*LN([.L21])" office:value-type="float" office:value="0.287034434838813" calcext:value-type="float">
            <text:p>0,287034434838813</text:p>
          </table:table-cell>
          <table:table-cell table:formula="of:=SUM([.J22:.L22])" office:value-type="float" office:value="0.915026124623236" calcext:value-type="float">
            <text:p>0,91502612462323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{1,2,3}{4}{5}</text:p>
          </table:table-cell>
          <table:table-cell office:value-type="string" calcext:value-type="string">
            <text:p>P₁</text:p>
          </table:table-cell>
          <table:table-cell office:value-type="string" calcext:value-type="string">
            <text:p>P₂</text:p>
          </table:table-cell>
          <table:table-cell office:value-type="string" calcext:value-type="string">
            <text:p>P₃</text:p>
          </table:table-cell>
          <table:table-cell office:value-type="string" calcext:value-type="string">
            <text:p>H(X)</text:p>
          </table:table-cell>
        </table:table-row>
        <table:table-row table:style-name="ro1">
          <table:table-cell table:number-columns-repeated="9"/>
          <table:table-cell table:formula="of:=[.J9]" office:value-type="float" office:value="0.847222222222222" calcext:value-type="float">
            <text:p>0,847222222222222</text:p>
          </table:table-cell>
          <table:table-cell table:formula="of:=SUM([.E8:.E9])" office:value-type="float" office:value="0.138888888888889" calcext:value-type="float">
            <text:p>0,138888888888889</text:p>
          </table:table-cell>
          <table:table-cell table:formula="of:=[.L12]" office:value-type="float" office:value="0.0731901291558692" calcext:value-type="float">
            <text:p>0,073190129155869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-p*ln(P)</text:p>
          </table:table-cell>
          <table:table-cell table:formula="of:=-[.J25]*LN([.J25])" office:value-type="float" office:value="0.140462882575103" calcext:value-type="float">
            <text:p>0,140462882575103</text:p>
          </table:table-cell>
          <table:table-cell table:formula="of:=-[.K25]*LN([.K25])" office:value-type="float" office:value="0.274177920280835" calcext:value-type="float">
            <text:p>0,274177920280835</text:p>
          </table:table-cell>
          <table:table-cell table:formula="of:=-[.L25]*LN([.L25])" office:value-type="float" office:value="0.191369843872431" calcext:value-type="float">
            <text:p>0,191369843872431</text:p>
          </table:table-cell>
          <table:table-cell table:formula="of:=SUM([.J26:.L26])" office:value-type="float" office:value="0.606010646728368" calcext:value-type="float">
            <text:p>0,60601064672836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{1}{2,3}{4,5}</text:p>
          </table:table-cell>
          <table:table-cell office:value-type="string" calcext:value-type="string">
            <text:p>P₁</text:p>
          </table:table-cell>
          <table:table-cell office:value-type="string" calcext:value-type="string">
            <text:p>P₂</text:p>
          </table:table-cell>
          <table:table-cell office:value-type="string" calcext:value-type="string">
            <text:p>P₃</text:p>
          </table:table-cell>
          <table:table-cell office:value-type="string" calcext:value-type="string">
            <text:p>H(X)</text:p>
          </table:table-cell>
        </table:table-row>
        <table:table-row table:style-name="ro1">
          <table:table-cell table:number-columns-repeated="9"/>
          <table:table-cell table:formula="of:=[.J6]" office:value-type="float" office:value="0.625" calcext:value-type="float">
            <text:p>0,625</text:p>
          </table:table-cell>
          <table:table-cell table:formula="of:=SUM([.C8:.D9])" office:value-type="float" office:value="0.444444444444444" calcext:value-type="float">
            <text:p>0,444444444444444</text:p>
          </table:table-cell>
          <table:table-cell table:formula="of:=[.L21]" office:value-type="float" office:value="0.152777777777778" calcext:value-type="float">
            <text:p>0,15277777777777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-p*ln(P)</text:p>
          </table:table-cell>
          <table:table-cell table:formula="of:=-[.J29]*LN([.J29])" office:value-type="float" office:value="0.293752268278585" calcext:value-type="float">
            <text:p>0,293752268278585</text:p>
          </table:table-cell>
          <table:table-cell table:formula="of:=-[.K29]*LN([.K29])" office:value-type="float" office:value="0.360413429429479" calcext:value-type="float">
            <text:p>0,360413429429479</text:p>
          </table:table-cell>
          <table:table-cell table:formula="of:=-[.L29]*LN([.L29])" office:value-type="float" office:value="0.287034434838813" calcext:value-type="float">
            <text:p>0,287034434838813</text:p>
          </table:table-cell>
          <table:table-cell table:formula="of:=SUM([.J30:.L30])" office:value-type="float" office:value="0.941200132546877" calcext:value-type="float">
            <text:p>0,94120013254687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{1}{2,3,4}{5}</text:p>
          </table:table-cell>
          <table:table-cell office:value-type="string" calcext:value-type="string">
            <text:p>P₁</text:p>
          </table:table-cell>
          <table:table-cell office:value-type="string" calcext:value-type="string">
            <text:p>P₂</text:p>
          </table:table-cell>
          <table:table-cell office:value-type="string" calcext:value-type="string">
            <text:p>P₃</text:p>
          </table:table-cell>
          <table:table-cell office:value-type="string" calcext:value-type="string">
            <text:p>H(X)</text:p>
          </table:table-cell>
        </table:table-row>
        <table:table-row table:style-name="ro1">
          <table:table-cell table:number-columns-repeated="9"/>
          <table:table-cell table:formula="of:=[.J17]" office:value-type="float" office:value="0.402777777777778" calcext:value-type="float">
            <text:p>0,402777777777778</text:p>
          </table:table-cell>
          <table:table-cell table:formula="of:=SUM([.C8:.E9])" office:value-type="float" office:value="0.583333333333333" calcext:value-type="float">
            <text:p>0,583333333333333</text:p>
          </table:table-cell>
          <table:table-cell table:formula="of:=[.L25]" office:value-type="float" office:value="0.0731901291558692" calcext:value-type="float">
            <text:p>0,073190129155869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-p*ln(P)</text:p>
          </table:table-cell>
          <table:table-cell table:formula="of:=-[.J33]*LN([.J33])" office:value-type="float" office:value="0.36627414419247" calcext:value-type="float">
            <text:p>0,36627414419247</text:p>
          </table:table-cell>
          <table:table-cell table:formula="of:=-[.K33]*LN([.K33])" office:value-type="float" office:value="0.314414625427401" calcext:value-type="float">
            <text:p>0,314414625427401</text:p>
          </table:table-cell>
          <table:table-cell table:formula="of:=-[.L33]*LN([.L33])" office:value-type="float" office:value="0.191369843872431" calcext:value-type="float">
            <text:p>0,191369843872431</text:p>
          </table:table-cell>
          <table:table-cell table:formula="of:=SUM([.J34:.L34])" office:value-type="float" office:value="0.872058613492301" calcext:value-type="float">
            <text:p>0,87205861349230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{1,2}{3,4}{5}</text:p>
          </table:table-cell>
          <table:table-cell office:value-type="string" calcext:value-type="string">
            <text:p>P₁</text:p>
          </table:table-cell>
          <table:table-cell office:value-type="string" calcext:value-type="string">
            <text:p>P₂</text:p>
          </table:table-cell>
          <table:table-cell office:value-type="string" calcext:value-type="string">
            <text:p>P₃</text:p>
          </table:table-cell>
          <table:table-cell office:value-type="string" calcext:value-type="string">
            <text:p>H(X)</text:p>
          </table:table-cell>
        </table:table-row>
        <table:table-row table:style-name="ro1">
          <table:table-cell table:number-columns-repeated="9"/>
          <table:table-cell table:formula="of:=SUM([.B8:.C9])" office:value-type="float" office:value="0.625" calcext:value-type="float">
            <text:p>0,625</text:p>
          </table:table-cell>
          <table:table-cell table:formula="of:=SUM([.D8:.E9])" office:value-type="float" office:value="0.361111111111111" calcext:value-type="float">
            <text:p>0,361111111111111</text:p>
          </table:table-cell>
          <table:table-cell table:formula="of:=[.L25]" office:value-type="float" office:value="0.0731901291558692" calcext:value-type="float">
            <text:p>0,073190129155869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-p*ln(P)</text:p>
          </table:table-cell>
          <table:table-cell table:formula="of:=-[.J37]*LN([.J37])" office:value-type="float" office:value="0.293752268278585" calcext:value-type="float">
            <text:p>0,293752268278585</text:p>
          </table:table-cell>
          <table:table-cell table:formula="of:=-[.K37]*LN([.K37])" office:value-type="float" office:value="0.367816793136929" calcext:value-type="float">
            <text:p>0,367816793136929</text:p>
          </table:table-cell>
          <table:table-cell table:formula="of:=-[.L37]*LN([.L37])" office:value-type="float" office:value="0.191369843872431" calcext:value-type="float">
            <text:p>0,191369843872431</text:p>
          </table:table-cell>
          <table:table-cell table:formula="of:=SUM([.J38:.L38])" office:value-type="float" office:value="0.852938905287945" calcext:value-type="float">
            <text:p>0,8529389052879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MT" svg:font-family="ArialM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21:01:51.924000000</meta:creation-date>
    <dc:date>2023-10-23T11:47:40.950044146</dc:date>
    <meta:editing-duration>PT12H27M35S</meta:editing-duration>
    <meta:editing-cycles>8</meta:editing-cycles>
    <meta:generator>LibreOffice/7.3.7.2$Linux_X86_64 LibreOffice_project/30$Build-2</meta:generator>
    <meta:document-statistic meta:table-count="3" meta:cell-count="781" meta:object-count="0"/>
  </office:meta>
</office:document-meta>
</file>